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color="#dddddd"/>
    </style:style>
    <style:style style:name="ce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dddddd" fo:font-weight="bold" style:font-weight-asian="bold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OR gate input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Output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covered-table-cell table:style-name="ce2"/>
          <table:table-cell table:number-columns-repeated="20"/>
        </table:table-row>
        <table:table-row table:style-name="ro1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K14:.K17])" office:value-type="float" office:value="0.333000142009796" calcext:value-type="float">
            <text:p>0.333000142009796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B11]" office:value-type="float" office:value="0.2" calcext:value-type="float">
            <text:p>0.2</text:p>
          </table:table-cell>
          <table:table-cell table:formula="of:=[.C11]" office:value-type="float" office:value="0.3" calcext:value-type="float">
            <text:p>0.3</text:p>
          </table:table-cell>
          <table:table-cell table:formula="of:=[.D11]" office:value-type="float" office:value="0.5" calcext:value-type="float">
            <text:p>0.5</text:p>
          </table:table-cell>
          <table:table-cell table:formula="of:=[.E11]" office:value-type="float" office:value="1" calcext:value-type="float">
            <text:p>1</text:p>
          </table:table-cell>
          <table:table-cell table:formula="of:=([.E14]*[.B14])+([.F14]*[.C14])+([.G14]*[.H14])" office:value-type="float" office:value="0.5" calcext:value-type="float">
            <text:p>0.5</text:p>
          </table:table-cell>
          <table:table-cell table:formula="of:=1/(1+EXP(-1*[.I14]))" office:value-type="float" office:value="0.622459331201855" calcext:value-type="float">
            <text:p>0.622459331201855</text:p>
          </table:table-cell>
          <table:table-cell table:formula="of:=0.5*([.D14]-[.J14])*([.D14]-[.J14])" office:value-type="float" office:value="0.19372780950013" calcext:value-type="float">
            <text:p>0.19372780950013</text:p>
          </table:table-cell>
          <table:table-cell table:formula="of:=[.J14]-[.D14]" office:value-type="float" office:value="0.622459331201855" calcext:value-type="float">
            <text:p>0.622459331201855</text:p>
          </table:table-cell>
          <table:table-cell table:formula="of:=[.J14]*(1-[.J14])" office:value-type="float" office:value="0.235003712201594" calcext:value-type="float">
            <text:p>0.235003712201594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H14]" office:value-type="float" office:value="1" calcext:value-type="float">
            <text:p>1</text:p>
          </table:table-cell>
          <table:table-cell table:formula="of:=[.L14]*[.M14]*[.N14]" office:value-type="float" office:value="0" calcext:value-type="float">
            <text:p>0</text:p>
          </table:table-cell>
          <table:table-cell table:formula="of:=[.L14]*[.M14]*[.O14]" office:value-type="float" office:value="0" calcext:value-type="float">
            <text:p>0</text:p>
          </table:table-cell>
          <table:table-cell table:formula="of:=[.L14]*[.M14]*[.P14]" office:value-type="float" office:value="0.146280253526958" calcext:value-type="float">
            <text:p>0.146280253526958</text:p>
          </table:table-cell>
          <table:table-cell table:formula="of:=[.F11]" office:value-type="float" office:value="0.5" calcext:value-type="float">
            <text:p>0.5</text:p>
          </table:table-cell>
          <table:table-cell table:number-columns-repeated="2"/>
          <table:table-cell table:formula="of:=[.G14]-([.T14]*[.S14])" office:value-type="float" office:value="0.426859873236521" calcext:value-type="float">
            <text:p>0.426859873236521</text:p>
          </table:table-cell>
          <table:table-cell/>
        </table:table-row>
        <table:table-row table:style-name="ro1">
          <table:table-cell/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1" calcext:value-type="float">
            <text:p>1</text:p>
          </table:table-cell>
          <table:table-cell table:formula="of:=[.E14]" office:value-type="float" office:value="0.2" calcext:value-type="float">
            <text:p>0.2</text:p>
          </table:table-cell>
          <table:table-cell table:formula="of:=[.F14]" office:value-type="float" office:value="0.3" calcext:value-type="float">
            <text:p>0.3</text:p>
          </table:table-cell>
          <table:table-cell table:formula="of:=[.G14]" office:value-type="float" office:value="0.5" calcext:value-type="float">
            <text:p>0.5</text:p>
          </table:table-cell>
          <table:table-cell table:formula="of:=[.H14]" office:value-type="float" office:value="1" calcext:value-type="float">
            <text:p>1</text:p>
          </table:table-cell>
          <table:table-cell table:formula="of:=([.E15]*[.B15])+([.F15]*[.C15])+([.G15]*[.H15])" office:value-type="float" office:value="0.8" calcext:value-type="float">
            <text:p>0.8</text:p>
          </table:table-cell>
          <table:table-cell table:formula="of:=1/(1+EXP(-1*[.I15]))" office:value-type="float" office:value="0.689974481127612" calcext:value-type="float">
            <text:p>0.689974481127612</text:p>
          </table:table-cell>
          <table:table-cell table:formula="of:=0.5*([.D15]-[.J15])*([.D15]-[.J15])" office:value-type="float" office:value="0.0480579111760466" calcext:value-type="float">
            <text:p>0.048057911176047</text:p>
          </table:table-cell>
          <table:table-cell table:formula="of:=[.J15]-[.D15]" office:value-type="float" office:value="-0.310025518872387" calcext:value-type="float">
            <text:p>-0.310025518872387</text:p>
          </table:table-cell>
          <table:table-cell table:formula="of:=[.J15]*(1-[.J15])" office:value-type="float" office:value="0.213909696520294" calcext:value-type="float">
            <text:p>0.213909696520294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1" calcext:value-type="float">
            <text:p>1</text:p>
          </table:table-cell>
          <table:table-cell table:formula="of:=[.H15]" office:value-type="float" office:value="1" calcext:value-type="float">
            <text:p>1</text:p>
          </table:table-cell>
          <table:table-cell table:formula="of:=[.L15]*[.M15]*[.N15]" office:value-type="float" office:value="-0" calcext:value-type="float">
            <text:p>0</text:p>
          </table:table-cell>
          <table:table-cell table:formula="of:=[.L15]*[.M15]*[.O15]" office:value-type="float" office:value="-0.0663174646555392" calcext:value-type="float">
            <text:p>-0.066317464655539</text:p>
          </table:table-cell>
          <table:table-cell table:formula="of:=[.S14]" office:value-type="float" office:value="0.146280253526958" calcext:value-type="float">
            <text:p>0.146280253526958</text:p>
          </table:table-cell>
          <table:table-cell table:formula="of:=[.T14]" office:value-type="float" office:value="0.5" calcext:value-type="float">
            <text:p>0.5</text:p>
          </table:table-cell>
          <table:table-cell/>
          <table:table-cell table:formula="of:=[.F15]-([.T15]*[.R15])" office:value-type="float" office:value="0.33315873232777" calcext:value-type="float">
            <text:p>0.33315873232777</text:p>
          </table:table-cell>
          <table:table-cell table:number-columns-repeated="2"/>
        </table:table-row>
        <table:table-row table:style-name="ro1">
          <table:table-cell/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1" calcext:value-type="float">
            <text:p>1</text:p>
          </table:table-cell>
          <table:table-cell table:formula="of:=[.E15]" office:value-type="float" office:value="0.2" calcext:value-type="float">
            <text:p>0.2</text:p>
          </table:table-cell>
          <table:table-cell table:formula="of:=[.F15]" office:value-type="float" office:value="0.3" calcext:value-type="float">
            <text:p>0.3</text:p>
          </table:table-cell>
          <table:table-cell table:formula="of:=[.G15]" office:value-type="float" office:value="0.5" calcext:value-type="float">
            <text:p>0.5</text:p>
          </table:table-cell>
          <table:table-cell table:formula="of:=[.H15]" office:value-type="float" office:value="1" calcext:value-type="float">
            <text:p>1</text:p>
          </table:table-cell>
          <table:table-cell table:formula="of:=([.E16]*[.B16])+([.F16]*[.C16])+([.G16]*[.H16])" office:value-type="float" office:value="0.7" calcext:value-type="float">
            <text:p>0.7</text:p>
          </table:table-cell>
          <table:table-cell table:formula="of:=1/(1+EXP(-1*[.I16]))" office:value-type="float" office:value="0.668187772168166" calcext:value-type="float">
            <text:p>0.668187772168166</text:p>
          </table:table-cell>
          <table:table-cell table:formula="of:=0.5*([.D16]-[.J16])*([.D16]-[.J16])" office:value-type="float" office:value="0.0550496772693624" calcext:value-type="float">
            <text:p>0.055049677269362</text:p>
          </table:table-cell>
          <table:table-cell table:formula="of:=[.J16]-[.D16]" office:value-type="float" office:value="-0.331812227831834" calcext:value-type="float">
            <text:p>-0.331812227831834</text:p>
          </table:table-cell>
          <table:table-cell table:formula="of:=[.J16]*(1-[.J16])" office:value-type="float" office:value="0.221712873293109" calcext:value-type="float">
            <text:p>0.221712873293109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0" calcext:value-type="float">
            <text:p>0</text:p>
          </table:table-cell>
          <table:table-cell table:formula="of:=[.H16]" office:value-type="float" office:value="1" calcext:value-type="float">
            <text:p>1</text:p>
          </table:table-cell>
          <table:table-cell table:formula="of:=[.L16]*[.M16]*[.N16]" office:value-type="float" office:value="-0.0735670424263836" calcext:value-type="float">
            <text:p>-0.073567042426384</text:p>
          </table:table-cell>
          <table:table-cell table:formula="of:=[.L16]*[.M16]*[.O16]" office:value-type="float" office:value="-0" calcext:value-type="float">
            <text:p>0</text:p>
          </table:table-cell>
          <table:table-cell table:formula="of:=[.S15]" office:value-type="float" office:value="0.146280253526958" calcext:value-type="float">
            <text:p>0.146280253526958</text:p>
          </table:table-cell>
          <table:table-cell table:formula="of:=[.T15]" office:value-type="float" office:value="0.5" calcext:value-type="float">
            <text:p>0.5</text:p>
          </table:table-cell>
          <table:table-cell table:formula="of:=[.E16]-([.T16]*[.Q16])" office:value-type="float" office:value="0.236783521213192" calcext:value-type="float">
            <text:p>0.236783521213192</text:p>
          </table:table-cell>
          <table:table-cell table:number-columns-repeated="3"/>
        </table:table-row>
        <table:table-row table:style-name="ro1">
          <table:table-cell/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1" calcext:value-type="float">
            <text:p>1</text:p>
          </table:table-cell>
          <table:table-cell table:formula="of:=[.E16]" office:value-type="float" office:value="0.2" calcext:value-type="float">
            <text:p>0.2</text:p>
          </table:table-cell>
          <table:table-cell table:formula="of:=[.F16]" office:value-type="float" office:value="0.3" calcext:value-type="float">
            <text:p>0.3</text:p>
          </table:table-cell>
          <table:table-cell table:formula="of:=[.G16]" office:value-type="float" office:value="0.5" calcext:value-type="float">
            <text:p>0.5</text:p>
          </table:table-cell>
          <table:table-cell table:formula="of:=[.H16]" office:value-type="float" office:value="1" calcext:value-type="float">
            <text:p>1</text:p>
          </table:table-cell>
          <table:table-cell table:formula="of:=([.E17]*[.B17])+([.F17]*[.C17])+([.G17]*[.H17])" office:value-type="float" office:value="1" calcext:value-type="float">
            <text:p>1</text:p>
          </table:table-cell>
          <table:table-cell table:formula="of:=1/(1+EXP(-1*[.I17]))" office:value-type="float" office:value="0.731058578630005" calcext:value-type="float">
            <text:p>0.731058578630005</text:p>
          </table:table-cell>
          <table:table-cell table:formula="of:=0.5*([.D17]-[.J17])*([.D17]-[.J17])" office:value-type="float" office:value="0.0361647440642566" calcext:value-type="float">
            <text:p>0.036164744064257</text:p>
          </table:table-cell>
          <table:table-cell table:formula="of:=[.J17]-[.D17]" office:value-type="float" office:value="-0.268941421369995" calcext:value-type="float">
            <text:p>-0.268941421369995</text:p>
          </table:table-cell>
          <table:table-cell table:formula="of:=[.J17]*(1-[.J17])" office:value-type="float" office:value="0.196611933241482" calcext:value-type="float">
            <text:p>0.196611933241482</text:p>
          </table:table-cell>
          <table:table-cell table:formula="of:=[.B17]" office:value-type="float" office:value="1" calcext:value-type="float">
            <text:p>1</text:p>
          </table:table-cell>
          <table:table-cell table:formula="of:=[.C17]" office:value-type="float" office:value="1" calcext:value-type="float">
            <text:p>1</text:p>
          </table:table-cell>
          <table:table-cell table:formula="of:=[.H17]" office:value-type="float" office:value="1" calcext:value-type="float">
            <text:p>1</text:p>
          </table:table-cell>
          <table:table-cell table:formula="of:=[.L17]*[.M17]*[.N17]" office:value-type="float" office:value="-0.0528770927842667" calcext:value-type="float">
            <text:p>-0.052877092784267</text:p>
          </table:table-cell>
          <table:table-cell table:formula="of:=[.L17]*[.M17]*[.O17]" office:value-type="float" office:value="-0.0528770927842667" calcext:value-type="float">
            <text:p>-0.052877092784267</text:p>
          </table:table-cell>
          <table:table-cell table:formula="of:=[.S16]" office:value-type="float" office:value="0.146280253526958" calcext:value-type="float">
            <text:p>0.146280253526958</text:p>
          </table:table-cell>
          <table:table-cell table:formula="of:=[.T16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16]" office:value-type="float" office:value="0.236783521213192" calcext:value-type="float">
            <text:p>0.236783521213192</text:p>
          </table:table-cell>
          <table:table-cell table:formula="of:=[.V15]" office:value-type="float" office:value="0.33315873232777" calcext:value-type="float">
            <text:p>0.33315873232777</text:p>
          </table:table-cell>
          <table:table-cell table:formula="of:=[.W14]" office:value-type="float" office:value="0.426859873236521" calcext:value-type="float">
            <text:p>0.426859873236521</text:p>
          </table:table-cell>
          <table:table-cell office:value-type="float" office:value="1" calcext:value-type="float">
            <text:p>1</text:p>
          </table:table-cell>
          <table:table-cell table:formula="of:=[.F11]" office:value-type="float" office:value="0.5" calcext:value-type="float">
            <text:p>0.5</text:p>
          </table:table-cell>
          <table:table-cell table:number-columns-repeated="4"/>
          <table:table-cell table:formula="of:=SUM([.K23:.K26])" office:value-type="float" office:value="0.327961236635991" calcext:value-type="float">
            <text:p>0.327961236635991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U16]" office:value-type="float" office:value="0.236783521213192" calcext:value-type="float">
            <text:p>0.236783521213192</text:p>
          </table:table-cell>
          <table:table-cell table:formula="of:=[.C20]" office:value-type="float" office:value="0.33315873232777" calcext:value-type="float">
            <text:p>0.33315873232777</text:p>
          </table:table-cell>
          <table:table-cell table:formula="of:=[.D20]" office:value-type="float" office:value="0.426859873236521" calcext:value-type="float">
            <text:p>0.426859873236521</text:p>
          </table:table-cell>
          <table:table-cell table:formula="of:=[.E20]" office:value-type="float" office:value="1" calcext:value-type="float">
            <text:p>1</text:p>
          </table:table-cell>
          <table:table-cell table:formula="of:=([.E23]*[.B23])+([.F23]*[.C23])+([.G23]*[.H23])" office:value-type="float" office:value="0.426859873236521" calcext:value-type="float">
            <text:p>0.426859873236521</text:p>
          </table:table-cell>
          <table:table-cell table:formula="of:=1/(1+EXP(-1*[.I23]))" office:value-type="float" office:value="0.605123586402043" calcext:value-type="float">
            <text:p>0.605123586402043</text:p>
          </table:table-cell>
          <table:table-cell table:formula="of:=0.5*([.D23]-[.J23])*([.D23]-[.J23])" office:value-type="float" office:value="0.183087277410036" calcext:value-type="float">
            <text:p>0.183087277410036</text:p>
          </table:table-cell>
          <table:table-cell table:formula="of:=[.J23]-[.D23]" office:value-type="float" office:value="0.605123586402043" calcext:value-type="float">
            <text:p>0.605123586402043</text:p>
          </table:table-cell>
          <table:table-cell table:formula="of:=[.J23]*(1-[.J23])" office:value-type="float" office:value="0.238949031581972" calcext:value-type="float">
            <text:p>0.238949031581972</text:p>
          </table:table-cell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0" calcext:value-type="float">
            <text:p>0</text:p>
          </table:table-cell>
          <table:table-cell table:formula="of:=[.H23]" office:value-type="float" office:value="1" calcext:value-type="float">
            <text:p>1</text:p>
          </table:table-cell>
          <table:table-cell table:formula="of:=[.L23]*[.M23]*[.N23]" office:value-type="float" office:value="0" calcext:value-type="float">
            <text:p>0</text:p>
          </table:table-cell>
          <table:table-cell table:formula="of:=[.L23]*[.M23]*[.O23]" office:value-type="float" office:value="0" calcext:value-type="float">
            <text:p>0</text:p>
          </table:table-cell>
          <table:table-cell table:formula="of:=[.L23]*[.M23]*[.P23]" office:value-type="float" office:value="0.144593694958178" calcext:value-type="float">
            <text:p>0.144593694958178</text:p>
          </table:table-cell>
          <table:table-cell table:formula="of:=[.F20]" office:value-type="float" office:value="0.5" calcext:value-type="float">
            <text:p>0.5</text:p>
          </table:table-cell>
          <table:table-cell table:number-columns-repeated="2"/>
          <table:table-cell table:formula="of:=[.G23]-([.T23]*[.S23])" office:value-type="float" office:value="0.354563025757432" calcext:value-type="float">
            <text:p>0.354563025757432</text:p>
          </table:table-cell>
          <table:table-cell/>
        </table:table-row>
        <table:table-row table:style-name="ro1">
          <table:table-cell/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" office:value-type="float" office:value="1" calcext:value-type="float">
            <text:p>1</text:p>
          </table:table-cell>
          <table:table-cell table:formula="of:=[.E23]" office:value-type="float" office:value="0.236783521213192" calcext:value-type="float">
            <text:p>0.236783521213192</text:p>
          </table:table-cell>
          <table:table-cell table:formula="of:=[.F23]" office:value-type="float" office:value="0.33315873232777" calcext:value-type="float">
            <text:p>0.33315873232777</text:p>
          </table:table-cell>
          <table:table-cell table:formula="of:=[.G23]" office:value-type="float" office:value="0.426859873236521" calcext:value-type="float">
            <text:p>0.426859873236521</text:p>
          </table:table-cell>
          <table:table-cell table:formula="of:=[.H23]" office:value-type="float" office:value="1" calcext:value-type="float">
            <text:p>1</text:p>
          </table:table-cell>
          <table:table-cell table:formula="of:=([.E24]*[.B24])+([.F24]*[.C24])+([.G24]*[.H24])" office:value-type="float" office:value="0.760018605564291" calcext:value-type="float">
            <text:p>0.760018605564291</text:p>
          </table:table-cell>
          <table:table-cell table:formula="of:=1/(1+EXP(-1*[.I24]))" office:value-type="float" office:value="0.681357773244776" calcext:value-type="float">
            <text:p>0.681357773244776</text:p>
          </table:table-cell>
          <table:table-cell table:formula="of:=0.5*([.D24]-[.J24])*([.D24]-[.J24])" office:value-type="float" office:value="0.0507664343357639" calcext:value-type="float">
            <text:p>0.050766434335764</text:p>
          </table:table-cell>
          <table:table-cell table:formula="of:=[.J24]-[.D24]" office:value-type="float" office:value="-0.318642226755224" calcext:value-type="float">
            <text:p>-0.318642226755224</text:p>
          </table:table-cell>
          <table:table-cell table:formula="of:=[.J24]*(1-[.J24])" office:value-type="float" office:value="0.217109358083697" calcext:value-type="float">
            <text:p>0.217109358083697</text:p>
          </table:table-cell>
          <table:table-cell table:formula="of:=[.B24]" office:value-type="float" office:value="0" calcext:value-type="float">
            <text:p>0</text:p>
          </table:table-cell>
          <table:table-cell table:formula="of:=[.C24]" office:value-type="float" office:value="1" calcext:value-type="float">
            <text:p>1</text:p>
          </table:table-cell>
          <table:table-cell table:formula="of:=[.H24]" office:value-type="float" office:value="1" calcext:value-type="float">
            <text:p>1</text:p>
          </table:table-cell>
          <table:table-cell table:formula="of:=[.L24]*[.M24]*[.N24]" office:value-type="float" office:value="-0" calcext:value-type="float">
            <text:p>0</text:p>
          </table:table-cell>
          <table:table-cell table:formula="of:=[.L24]*[.M24]*[.O24]" office:value-type="float" office:value="-0.0691802093091864" calcext:value-type="float">
            <text:p>-0.069180209309187</text:p>
          </table:table-cell>
          <table:table-cell table:formula="of:=[.S23]" office:value-type="float" office:value="0.144593694958178" calcext:value-type="float">
            <text:p>0.144593694958178</text:p>
          </table:table-cell>
          <table:table-cell table:formula="of:=[.T23]" office:value-type="float" office:value="0.5" calcext:value-type="float">
            <text:p>0.5</text:p>
          </table:table-cell>
          <table:table-cell/>
          <table:table-cell table:formula="of:=[.F24]-([.T24]*[.R24])" office:value-type="float" office:value="0.367748836982363" calcext:value-type="float">
            <text:p>0.367748836982363</text:p>
          </table:table-cell>
          <table:table-cell table:number-columns-repeated="2"/>
        </table:table-row>
        <table:table-row table:style-name="ro1">
          <table:table-cell/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1" calcext:value-type="float">
            <text:p>1</text:p>
          </table:table-cell>
          <table:table-cell table:formula="of:=[.E24]" office:value-type="float" office:value="0.236783521213192" calcext:value-type="float">
            <text:p>0.236783521213192</text:p>
          </table:table-cell>
          <table:table-cell table:formula="of:=[.F24]" office:value-type="float" office:value="0.33315873232777" calcext:value-type="float">
            <text:p>0.33315873232777</text:p>
          </table:table-cell>
          <table:table-cell table:formula="of:=[.G24]" office:value-type="float" office:value="0.426859873236521" calcext:value-type="float">
            <text:p>0.426859873236521</text:p>
          </table:table-cell>
          <table:table-cell table:formula="of:=[.H24]" office:value-type="float" office:value="1" calcext:value-type="float">
            <text:p>1</text:p>
          </table:table-cell>
          <table:table-cell table:formula="of:=([.E25]*[.B25])+([.F25]*[.C25])+([.G25]*[.H25])" office:value-type="float" office:value="0.663643394449713" calcext:value-type="float">
            <text:p>0.663643394449713</text:p>
          </table:table-cell>
          <table:table-cell table:formula="of:=1/(1+EXP(-1*[.I25]))" office:value-type="float" office:value="0.66007835094952" calcext:value-type="float">
            <text:p>0.66007835094952</text:p>
          </table:table-cell>
          <table:table-cell table:formula="of:=0.5*([.D25]-[.J25])*([.D25]-[.J25])" office:value-type="float" office:value="0.0577733637465989" calcext:value-type="float">
            <text:p>0.057773363746599</text:p>
          </table:table-cell>
          <table:table-cell table:formula="of:=[.J25]-[.D25]" office:value-type="float" office:value="-0.33992164905048" calcext:value-type="float">
            <text:p>-0.33992164905048</text:p>
          </table:table-cell>
          <table:table-cell table:formula="of:=[.J25]*(1-[.J25])" office:value-type="float" office:value="0.224374921557282" calcext:value-type="float">
            <text:p>0.224374921557282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0" calcext:value-type="float">
            <text:p>0</text:p>
          </table:table-cell>
          <table:table-cell table:formula="of:=[.H25]" office:value-type="float" office:value="1" calcext:value-type="float">
            <text:p>1</text:p>
          </table:table-cell>
          <table:table-cell table:formula="of:=[.L25]*[.M25]*[.N25]" office:value-type="float" office:value="-0.0762698933413236" calcext:value-type="float">
            <text:p>-0.076269893341324</text:p>
          </table:table-cell>
          <table:table-cell table:formula="of:=[.L25]*[.M25]*[.O25]" office:value-type="float" office:value="-0" calcext:value-type="float">
            <text:p>0</text:p>
          </table:table-cell>
          <table:table-cell table:formula="of:=[.S24]" office:value-type="float" office:value="0.144593694958178" calcext:value-type="float">
            <text:p>0.144593694958178</text:p>
          </table:table-cell>
          <table:table-cell table:formula="of:=[.T24]" office:value-type="float" office:value="0.5" calcext:value-type="float">
            <text:p>0.5</text:p>
          </table:table-cell>
          <table:table-cell table:formula="of:=[.E25]-([.T25]*[.Q25])" office:value-type="float" office:value="0.274918467883854" calcext:value-type="float">
            <text:p>0.274918467883854</text:p>
          </table:table-cell>
          <table:table-cell table:number-columns-repeated="3"/>
        </table:table-row>
        <table:table-row table:style-name="ro1">
          <table:table-cell/>
          <table:table-cell table:formula="of:=[.B17]" office:value-type="float" office:value="1" calcext:value-type="float">
            <text:p>1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1" calcext:value-type="float">
            <text:p>1</text:p>
          </table:table-cell>
          <table:table-cell table:formula="of:=[.E25]" office:value-type="float" office:value="0.236783521213192" calcext:value-type="float">
            <text:p>0.236783521213192</text:p>
          </table:table-cell>
          <table:table-cell table:formula="of:=[.F25]" office:value-type="float" office:value="0.33315873232777" calcext:value-type="float">
            <text:p>0.33315873232777</text:p>
          </table:table-cell>
          <table:table-cell table:formula="of:=[.G25]" office:value-type="float" office:value="0.426859873236521" calcext:value-type="float">
            <text:p>0.426859873236521</text:p>
          </table:table-cell>
          <table:table-cell table:formula="of:=[.H25]" office:value-type="float" office:value="1" calcext:value-type="float">
            <text:p>1</text:p>
          </table:table-cell>
          <table:table-cell table:formula="of:=([.E26]*[.B26])+([.F26]*[.C26])+([.G26]*[.H26])" office:value-type="float" office:value="0.996802126777483" calcext:value-type="float">
            <text:p>0.996802126777483</text:p>
          </table:table-cell>
          <table:table-cell table:formula="of:=1/(1+EXP(-1*[.I26]))" office:value-type="float" office:value="0.730429374213019" calcext:value-type="float">
            <text:p>0.730429374213019</text:p>
          </table:table-cell>
          <table:table-cell table:formula="of:=0.5*([.D26]-[.J26])*([.D26]-[.J26])" office:value-type="float" office:value="0.0363341611435922" calcext:value-type="float">
            <text:p>0.036334161143592</text:p>
          </table:table-cell>
          <table:table-cell table:formula="of:=[.J26]-[.D26]" office:value-type="float" office:value="-0.269570625786981" calcext:value-type="float">
            <text:p>-0.269570625786981</text:p>
          </table:table-cell>
          <table:table-cell table:formula="of:=[.J26]*(1-[.J26])" office:value-type="float" office:value="0.196902303499796" calcext:value-type="float">
            <text:p>0.196902303499796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H26]" office:value-type="float" office:value="1" calcext:value-type="float">
            <text:p>1</text:p>
          </table:table-cell>
          <table:table-cell table:formula="of:=[.L26]*[.M26]*[.N26]" office:value-type="float" office:value="-0.0530790771733382" calcext:value-type="float">
            <text:p>-0.053079077173338</text:p>
          </table:table-cell>
          <table:table-cell table:formula="of:=[.L26]*[.M26]*[.O26]" office:value-type="float" office:value="-0.0530790771733382" calcext:value-type="float">
            <text:p>-0.053079077173338</text:p>
          </table:table-cell>
          <table:table-cell table:formula="of:=[.S25]" office:value-type="float" office:value="0.144593694958178" calcext:value-type="float">
            <text:p>0.144593694958178</text:p>
          </table:table-cell>
          <table:table-cell table:formula="of:=[.T25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3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25]" office:value-type="float" office:value="0.274918467883854" calcext:value-type="float">
            <text:p>0.274918467883854</text:p>
          </table:table-cell>
          <table:table-cell table:formula="of:=[.V24]" office:value-type="float" office:value="0.367748836982363" calcext:value-type="float">
            <text:p>0.367748836982363</text:p>
          </table:table-cell>
          <table:table-cell table:formula="of:=[.W23]" office:value-type="float" office:value="0.354563025757432" calcext:value-type="float">
            <text:p>0.354563025757432</text:p>
          </table:table-cell>
          <table:table-cell office:value-type="float" office:value="1" calcext:value-type="float">
            <text:p>1</text:p>
          </table:table-cell>
          <table:table-cell table:formula="of:=[.F20]" office:value-type="float" office:value="0.5" calcext:value-type="float">
            <text:p>0.5</text:p>
          </table:table-cell>
          <table:table-cell table:number-columns-repeated="4"/>
          <table:table-cell table:formula="of:=SUM([.K32:.K35])" office:value-type="float" office:value="0.322870250198594" calcext:value-type="float">
            <text:p>0.322870250198594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U25]" office:value-type="float" office:value="0.274918467883854" calcext:value-type="float">
            <text:p>0.274918467883854</text:p>
          </table:table-cell>
          <table:table-cell table:formula="of:=[.C29]" office:value-type="float" office:value="0.367748836982363" calcext:value-type="float">
            <text:p>0.367748836982363</text:p>
          </table:table-cell>
          <table:table-cell table:formula="of:=[.D29]" office:value-type="float" office:value="0.354563025757432" calcext:value-type="float">
            <text:p>0.354563025757432</text:p>
          </table:table-cell>
          <table:table-cell table:formula="of:=[.E29]" office:value-type="float" office:value="1" calcext:value-type="float">
            <text:p>1</text:p>
          </table:table-cell>
          <table:table-cell table:formula="of:=([.E32]*[.B32])+([.F32]*[.C32])+([.G32]*[.H32])" office:value-type="float" office:value="0.354563025757432" calcext:value-type="float">
            <text:p>0.354563025757432</text:p>
          </table:table-cell>
          <table:table-cell table:formula="of:=1/(1+EXP(-1*[.I32]))" office:value-type="float" office:value="0.587723661691551" calcext:value-type="float">
            <text:p>0.587723661691551</text:p>
          </table:table-cell>
          <table:table-cell table:formula="of:=0.5*([.D32]-[.J32])*([.D32]-[.J32])" office:value-type="float" office:value="0.172709551256062" calcext:value-type="float">
            <text:p>0.172709551256062</text:p>
          </table:table-cell>
          <table:table-cell table:formula="of:=[.J32]-[.D32]" office:value-type="float" office:value="0.587723661691551" calcext:value-type="float">
            <text:p>0.587723661691551</text:p>
          </table:table-cell>
          <table:table-cell table:formula="of:=[.J32]*(1-[.J32])" office:value-type="float" office:value="0.242304559179426" calcext:value-type="float">
            <text:p>0.242304559179426</text:p>
          </table:table-cell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H32]" office:value-type="float" office:value="1" calcext:value-type="float">
            <text:p>1</text:p>
          </table:table-cell>
          <table:table-cell table:formula="of:=[.L32]*[.M32]*[.N32]" office:value-type="float" office:value="0" calcext:value-type="float">
            <text:p>0</text:p>
          </table:table-cell>
          <table:table-cell table:formula="of:=[.L32]*[.M32]*[.O32]" office:value-type="float" office:value="0" calcext:value-type="float">
            <text:p>0</text:p>
          </table:table-cell>
          <table:table-cell table:formula="of:=[.L32]*[.M32]*[.P32]" office:value-type="float" office:value="0.14240812276549" calcext:value-type="float">
            <text:p>0.14240812276549</text:p>
          </table:table-cell>
          <table:table-cell table:formula="of:=[.F29]" office:value-type="float" office:value="0.5" calcext:value-type="float">
            <text:p>0.5</text:p>
          </table:table-cell>
          <table:table-cell table:number-columns-repeated="2"/>
          <table:table-cell table:formula="of:=[.G32]-([.T32]*[.S32])" office:value-type="float" office:value="0.283358964374687" calcext:value-type="float">
            <text:p>0.283358964374687</text:p>
          </table:table-cell>
          <table:table-cell/>
        </table:table-row>
        <table:table-row table:style-name="ro1">
          <table:table-cell/>
          <table:table-cell table:formula="of:=[.B24]" office:value-type="float" office:value="0" calcext:value-type="float">
            <text:p>0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1" calcext:value-type="float">
            <text:p>1</text:p>
          </table:table-cell>
          <table:table-cell table:formula="of:=[.E32]" office:value-type="float" office:value="0.274918467883854" calcext:value-type="float">
            <text:p>0.274918467883854</text:p>
          </table:table-cell>
          <table:table-cell table:formula="of:=[.F32]" office:value-type="float" office:value="0.367748836982363" calcext:value-type="float">
            <text:p>0.367748836982363</text:p>
          </table:table-cell>
          <table:table-cell table:formula="of:=[.G32]" office:value-type="float" office:value="0.354563025757432" calcext:value-type="float">
            <text:p>0.354563025757432</text:p>
          </table:table-cell>
          <table:table-cell table:formula="of:=[.H32]" office:value-type="float" office:value="1" calcext:value-type="float">
            <text:p>1</text:p>
          </table:table-cell>
          <table:table-cell table:formula="of:=([.E33]*[.B33])+([.F33]*[.C33])+([.G33]*[.H33])" office:value-type="float" office:value="0.722311862739795" calcext:value-type="float">
            <text:p>0.722311862739795</text:p>
          </table:table-cell>
          <table:table-cell table:formula="of:=1/(1+EXP(-1*[.I33]))" office:value-type="float" office:value="0.673115901710675" calcext:value-type="float">
            <text:p>0.673115901710675</text:p>
          </table:table-cell>
          <table:table-cell table:formula="of:=0.5*([.D33]-[.J33])*([.D33]-[.J33])" office:value-type="float" office:value="0.0534266068572126" calcext:value-type="float">
            <text:p>0.053426606857213</text:p>
          </table:table-cell>
          <table:table-cell table:formula="of:=[.J33]-[.D33]" office:value-type="float" office:value="-0.326884098289325" calcext:value-type="float">
            <text:p>-0.326884098289325</text:p>
          </table:table-cell>
          <table:table-cell table:formula="of:=[.J33]*(1-[.J33])" office:value-type="float" office:value="0.2200308845749" calcext:value-type="float">
            <text:p>0.2200308845749</text:p>
          </table:table-cell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1" calcext:value-type="float">
            <text:p>1</text:p>
          </table:table-cell>
          <table:table-cell table:formula="of:=[.H33]" office:value-type="float" office:value="1" calcext:value-type="float">
            <text:p>1</text:p>
          </table:table-cell>
          <table:table-cell table:formula="of:=[.L33]*[.M33]*[.N33]" office:value-type="float" office:value="-0" calcext:value-type="float">
            <text:p>0</text:p>
          </table:table-cell>
          <table:table-cell table:formula="of:=[.L33]*[.M33]*[.O33]" office:value-type="float" office:value="-0.0719245973000687" calcext:value-type="float">
            <text:p>-0.071924597300069</text:p>
          </table:table-cell>
          <table:table-cell table:formula="of:=[.S32]" office:value-type="float" office:value="0.14240812276549" calcext:value-type="float">
            <text:p>0.14240812276549</text:p>
          </table:table-cell>
          <table:table-cell table:formula="of:=[.T32]" office:value-type="float" office:value="0.5" calcext:value-type="float">
            <text:p>0.5</text:p>
          </table:table-cell>
          <table:table-cell/>
          <table:table-cell table:formula="of:=[.F33]-([.T33]*[.R33])" office:value-type="float" office:value="0.403711135632397" calcext:value-type="float">
            <text:p>0.403711135632397</text:p>
          </table:table-cell>
          <table:table-cell table:number-columns-repeated="2"/>
        </table:table-row>
        <table:table-row table:style-name="ro1">
          <table:table-cell/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1" calcext:value-type="float">
            <text:p>1</text:p>
          </table:table-cell>
          <table:table-cell table:formula="of:=[.E33]" office:value-type="float" office:value="0.274918467883854" calcext:value-type="float">
            <text:p>0.274918467883854</text:p>
          </table:table-cell>
          <table:table-cell table:formula="of:=[.F33]" office:value-type="float" office:value="0.367748836982363" calcext:value-type="float">
            <text:p>0.367748836982363</text:p>
          </table:table-cell>
          <table:table-cell table:formula="of:=[.G33]" office:value-type="float" office:value="0.354563025757432" calcext:value-type="float">
            <text:p>0.354563025757432</text:p>
          </table:table-cell>
          <table:table-cell table:formula="of:=[.H33]" office:value-type="float" office:value="1" calcext:value-type="float">
            <text:p>1</text:p>
          </table:table-cell>
          <table:table-cell table:formula="of:=([.E34]*[.B34])+([.F34]*[.C34])+([.G34]*[.H34])" office:value-type="float" office:value="0.629481493641286" calcext:value-type="float">
            <text:p>0.629481493641286</text:p>
          </table:table-cell>
          <table:table-cell table:formula="of:=1/(1+EXP(-1*[.I34]))" office:value-type="float" office:value="0.652371883156174" calcext:value-type="float">
            <text:p>0.652371883156174</text:p>
          </table:table-cell>
          <table:table-cell table:formula="of:=0.5*([.D34]-[.J34])*([.D34]-[.J34])" office:value-type="float" office:value="0.0604226538101924" calcext:value-type="float">
            <text:p>0.060422653810192</text:p>
          </table:table-cell>
          <table:table-cell table:formula="of:=[.J34]-[.D34]" office:value-type="float" office:value="-0.347628116843826" calcext:value-type="float">
            <text:p>-0.347628116843826</text:p>
          </table:table-cell>
          <table:table-cell table:formula="of:=[.J34]*(1-[.J34])" office:value-type="float" office:value="0.226782809223441" calcext:value-type="float">
            <text:p>0.226782809223441</text:p>
          </table:table-cell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0" calcext:value-type="float">
            <text:p>0</text:p>
          </table:table-cell>
          <table:table-cell table:formula="of:=[.H34]" office:value-type="float" office:value="1" calcext:value-type="float">
            <text:p>1</text:p>
          </table:table-cell>
          <table:table-cell table:formula="of:=[.L34]*[.M34]*[.N34]" office:value-type="float" office:value="-0.0788360809028975" calcext:value-type="float">
            <text:p>-0.078836080902898</text:p>
          </table:table-cell>
          <table:table-cell table:formula="of:=[.L34]*[.M34]*[.O34]" office:value-type="float" office:value="-0" calcext:value-type="float">
            <text:p>0</text:p>
          </table:table-cell>
          <table:table-cell table:formula="of:=[.S33]" office:value-type="float" office:value="0.14240812276549" calcext:value-type="float">
            <text:p>0.14240812276549</text:p>
          </table:table-cell>
          <table:table-cell table:formula="of:=[.T33]" office:value-type="float" office:value="0.5" calcext:value-type="float">
            <text:p>0.5</text:p>
          </table:table-cell>
          <table:table-cell table:formula="of:=[.E34]-([.T34]*[.Q34])" office:value-type="float" office:value="0.314336508335302" calcext:value-type="float">
            <text:p>0.314336508335302</text:p>
          </table:table-cell>
          <table:table-cell table:number-columns-repeated="3"/>
        </table:table-row>
        <table:table-row table:style-name="ro1">
          <table:table-cell/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  <table:table-cell table:formula="of:=[.E34]" office:value-type="float" office:value="0.274918467883854" calcext:value-type="float">
            <text:p>0.274918467883854</text:p>
          </table:table-cell>
          <table:table-cell table:formula="of:=[.F34]" office:value-type="float" office:value="0.367748836982363" calcext:value-type="float">
            <text:p>0.367748836982363</text:p>
          </table:table-cell>
          <table:table-cell table:formula="of:=[.G34]" office:value-type="float" office:value="0.354563025757432" calcext:value-type="float">
            <text:p>0.354563025757432</text:p>
          </table:table-cell>
          <table:table-cell table:formula="of:=[.H34]" office:value-type="float" office:value="1" calcext:value-type="float">
            <text:p>1</text:p>
          </table:table-cell>
          <table:table-cell table:formula="of:=([.E35]*[.B35])+([.F35]*[.C35])+([.G35]*[.H35])" office:value-type="float" office:value="0.997230330623649" calcext:value-type="float">
            <text:p>0.997230330623649</text:p>
          </table:table-cell>
          <table:table-cell table:formula="of:=1/(1+EXP(-1*[.I35]))" office:value-type="float" office:value="0.730513680216872" calcext:value-type="float">
            <text:p>0.730513680216872</text:p>
          </table:table-cell>
          <table:table-cell table:formula="of:=0.5*([.D35]-[.J35])*([.D35]-[.J35])" office:value-type="float" office:value="0.036311438275127" calcext:value-type="float">
            <text:p>0.036311438275127</text:p>
          </table:table-cell>
          <table:table-cell table:formula="of:=[.J35]-[.D35]" office:value-type="float" office:value="-0.269486319783128" calcext:value-type="float">
            <text:p>-0.269486319783128</text:p>
          </table:table-cell>
          <table:table-cell table:formula="of:=[.J35]*(1-[.J35])" office:value-type="float" office:value="0.196863443232873" calcext:value-type="float">
            <text:p>0.196863443232873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float" office:value="1" calcext:value-type="float">
            <text:p>1</text:p>
          </table:table-cell>
          <table:table-cell table:formula="of:=[.H35]" office:value-type="float" office:value="1" calcext:value-type="float">
            <text:p>1</text:p>
          </table:table-cell>
          <table:table-cell table:formula="of:=[.L35]*[.M35]*[.N35]" office:value-type="float" office:value="-0.0530520048166617" calcext:value-type="float">
            <text:p>-0.053052004816662</text:p>
          </table:table-cell>
          <table:table-cell table:formula="of:=[.L35]*[.M35]*[.O35]" office:value-type="float" office:value="-0.0530520048166617" calcext:value-type="float">
            <text:p>-0.053052004816662</text:p>
          </table:table-cell>
          <table:table-cell table:formula="of:=[.S34]" office:value-type="float" office:value="0.14240812276549" calcext:value-type="float">
            <text:p>0.14240812276549</text:p>
          </table:table-cell>
          <table:table-cell table:formula="of:=[.T34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34]" office:value-type="float" office:value="0.314336508335302" calcext:value-type="float">
            <text:p>0.314336508335302</text:p>
          </table:table-cell>
          <table:table-cell table:formula="of:=[.V33]" office:value-type="float" office:value="0.403711135632397" calcext:value-type="float">
            <text:p>0.403711135632397</text:p>
          </table:table-cell>
          <table:table-cell table:formula="of:=[.W32]" office:value-type="float" office:value="0.283358964374687" calcext:value-type="float">
            <text:p>0.283358964374687</text:p>
          </table:table-cell>
          <table:table-cell office:value-type="float" office:value="1" calcext:value-type="float">
            <text:p>1</text:p>
          </table:table-cell>
          <table:table-cell table:formula="of:=[.F29]" office:value-type="float" office:value="0.5" calcext:value-type="float">
            <text:p>0.5</text:p>
          </table:table-cell>
          <table:table-cell table:number-columns-repeated="4"/>
          <table:table-cell table:formula="of:=SUM([.K41:.K44])" office:value-type="float" office:value="0.317724957819581" calcext:value-type="float">
            <text:p>0.317724957819581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U34]" office:value-type="float" office:value="0.314336508335302" calcext:value-type="float">
            <text:p>0.314336508335302</text:p>
          </table:table-cell>
          <table:table-cell table:formula="of:=[.C38]" office:value-type="float" office:value="0.403711135632397" calcext:value-type="float">
            <text:p>0.403711135632397</text:p>
          </table:table-cell>
          <table:table-cell table:formula="of:=[.D38]" office:value-type="float" office:value="0.283358964374687" calcext:value-type="float">
            <text:p>0.283358964374687</text:p>
          </table:table-cell>
          <table:table-cell table:formula="of:=[.E38]" office:value-type="float" office:value="1" calcext:value-type="float">
            <text:p>1</text:p>
          </table:table-cell>
          <table:table-cell table:formula="of:=([.E41]*[.B41])+([.F41]*[.C41])+([.G41]*[.H41])" office:value-type="float" office:value="0.283358964374687" calcext:value-type="float">
            <text:p>0.283358964374687</text:p>
          </table:table-cell>
          <table:table-cell table:formula="of:=1/(1+EXP(-1*[.I41]))" office:value-type="float" office:value="0.570369525706193" calcext:value-type="float">
            <text:p>0.570369525706193</text:p>
          </table:table-cell>
          <table:table-cell table:formula="of:=0.5*([.D41]-[.J41])*([.D41]-[.J41])" office:value-type="float" office:value="0.162660697927154" calcext:value-type="float">
            <text:p>0.162660697927154</text:p>
          </table:table-cell>
          <table:table-cell table:formula="of:=[.J41]-[.D41]" office:value-type="float" office:value="0.570369525706193" calcext:value-type="float">
            <text:p>0.570369525706193</text:p>
          </table:table-cell>
          <table:table-cell table:formula="of:=[.J41]*(1-[.J41])" office:value-type="float" office:value="0.245048129851885" calcext:value-type="float">
            <text:p>0.245048129851885</text:p>
          </table:table-cell>
          <table:table-cell table:formula="of:=[.B41]" office:value-type="float" office:value="0" calcext:value-type="float">
            <text:p>0</text:p>
          </table:table-cell>
          <table:table-cell table:formula="of:=[.C41]" office:value-type="float" office:value="0" calcext:value-type="float">
            <text:p>0</text:p>
          </table:table-cell>
          <table:table-cell table:formula="of:=[.H41]" office:value-type="float" office:value="1" calcext:value-type="float">
            <text:p>1</text:p>
          </table:table-cell>
          <table:table-cell table:formula="of:=[.L41]*[.M41]*[.N41]" office:value-type="float" office:value="0" calcext:value-type="float">
            <text:p>0</text:p>
          </table:table-cell>
          <table:table-cell table:formula="of:=[.L41]*[.M41]*[.O41]" office:value-type="float" office:value="0" calcext:value-type="float">
            <text:p>0</text:p>
          </table:table-cell>
          <table:table-cell table:formula="of:=[.L41]*[.M41]*[.P41]" office:value-type="float" office:value="0.13976798559881" calcext:value-type="float">
            <text:p>0.13976798559881</text:p>
          </table:table-cell>
          <table:table-cell table:formula="of:=[.F38]" office:value-type="float" office:value="0.5" calcext:value-type="float">
            <text:p>0.5</text:p>
          </table:table-cell>
          <table:table-cell table:number-columns-repeated="2"/>
          <table:table-cell table:formula="of:=[.G41]-([.T41]*[.S41])" office:value-type="float" office:value="0.213474971575283" calcext:value-type="float">
            <text:p>0.213474971575283</text:p>
          </table:table-cell>
          <table:table-cell/>
        </table:table-row>
        <table:table-row table:style-name="ro1">
          <table:table-cell/>
          <table:table-cell table:formula="of:=[.B33]" office:value-type="float" office:value="0" calcext:value-type="float">
            <text:p>0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41]" office:value-type="float" office:value="0.314336508335302" calcext:value-type="float">
            <text:p>0.314336508335302</text:p>
          </table:table-cell>
          <table:table-cell table:formula="of:=[.F41]" office:value-type="float" office:value="0.403711135632397" calcext:value-type="float">
            <text:p>0.403711135632397</text:p>
          </table:table-cell>
          <table:table-cell table:formula="of:=[.G41]" office:value-type="float" office:value="0.283358964374687" calcext:value-type="float">
            <text:p>0.283358964374687</text:p>
          </table:table-cell>
          <table:table-cell table:formula="of:=[.H41]" office:value-type="float" office:value="1" calcext:value-type="float">
            <text:p>1</text:p>
          </table:table-cell>
          <table:table-cell table:formula="of:=([.E42]*[.B42])+([.F42]*[.C42])+([.G42]*[.H42])" office:value-type="float" office:value="0.687070100007085" calcext:value-type="float">
            <text:p>0.687070100007085</text:p>
          </table:table-cell>
          <table:table-cell table:formula="of:=1/(1+EXP(-1*[.I42]))" office:value-type="float" office:value="0.665314839287956" calcext:value-type="float">
            <text:p>0.665314839287956</text:p>
          </table:table-cell>
          <table:table-cell table:formula="of:=0.5*([.D42]-[.J42])*([.D42]-[.J42])" office:value-type="float" office:value="0.0560070784004234" calcext:value-type="float">
            <text:p>0.056007078400423</text:p>
          </table:table-cell>
          <table:table-cell table:formula="of:=[.J42]-[.D42]" office:value-type="float" office:value="-0.334685160712044" calcext:value-type="float">
            <text:p>-0.334685160712044</text:p>
          </table:table-cell>
          <table:table-cell table:formula="of:=[.J42]*(1-[.J42])" office:value-type="float" office:value="0.222671003911197" calcext:value-type="float">
            <text:p>0.222671003911197</text:p>
          </table:table-cell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1" calcext:value-type="float">
            <text:p>1</text:p>
          </table:table-cell>
          <table:table-cell table:formula="of:=[.H42]" office:value-type="float" office:value="1" calcext:value-type="float">
            <text:p>1</text:p>
          </table:table-cell>
          <table:table-cell table:formula="of:=[.L42]*[.M42]*[.N42]" office:value-type="float" office:value="-0" calcext:value-type="float">
            <text:p>0</text:p>
          </table:table-cell>
          <table:table-cell table:formula="of:=[.L42]*[.M42]*[.O42]" office:value-type="float" office:value="-0.0745246807299313" calcext:value-type="float">
            <text:p>-0.074524680729931</text:p>
          </table:table-cell>
          <table:table-cell table:formula="of:=[.S41]" office:value-type="float" office:value="0.13976798559881" calcext:value-type="float">
            <text:p>0.13976798559881</text:p>
          </table:table-cell>
          <table:table-cell table:formula="of:=[.T41]" office:value-type="float" office:value="0.5" calcext:value-type="float">
            <text:p>0.5</text:p>
          </table:table-cell>
          <table:table-cell/>
          <table:table-cell table:formula="of:=[.F42]-([.T42]*[.R42])" office:value-type="float" office:value="0.440973475997363" calcext:value-type="float">
            <text:p>0.440973475997363</text:p>
          </table:table-cell>
          <table:table-cell table:number-columns-repeated="2"/>
        </table:table-row>
        <table:table-row table:style-name="ro1">
          <table: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1" calcext:value-type="float">
            <text:p>1</text:p>
          </table:table-cell>
          <table:table-cell table:formula="of:=[.E42]" office:value-type="float" office:value="0.314336508335302" calcext:value-type="float">
            <text:p>0.314336508335302</text:p>
          </table:table-cell>
          <table:table-cell table:formula="of:=[.F42]" office:value-type="float" office:value="0.403711135632397" calcext:value-type="float">
            <text:p>0.403711135632397</text:p>
          </table:table-cell>
          <table:table-cell table:formula="of:=[.G42]" office:value-type="float" office:value="0.283358964374687" calcext:value-type="float">
            <text:p>0.283358964374687</text:p>
          </table:table-cell>
          <table:table-cell table:formula="of:=[.H42]" office:value-type="float" office:value="1" calcext:value-type="float">
            <text:p>1</text:p>
          </table:table-cell>
          <table:table-cell table:formula="of:=([.E43]*[.B43])+([.F43]*[.C43])+([.G43]*[.H43])" office:value-type="float" office:value="0.59769547270999" calcext:value-type="float">
            <text:p>0.59769547270999</text:p>
          </table:table-cell>
          <table:table-cell table:formula="of:=1/(1+EXP(-1*[.I43]))" office:value-type="float" office:value="0.645128889896281" calcext:value-type="float">
            <text:p>0.645128889896281</text:p>
          </table:table-cell>
          <table:table-cell table:formula="of:=0.5*([.D43]-[.J43])*([.D43]-[.J43])" office:value-type="float" office:value="0.0629667523931228" calcext:value-type="float">
            <text:p>0.062966752393123</text:p>
          </table:table-cell>
          <table:table-cell table:formula="of:=[.J43]-[.D43]" office:value-type="float" office:value="-0.354871110103719" calcext:value-type="float">
            <text:p>-0.354871110103719</text:p>
          </table:table-cell>
          <table:table-cell table:formula="of:=[.J43]*(1-[.J43])" office:value-type="float" office:value="0.228937605317473" calcext:value-type="float">
            <text:p>0.228937605317473</text:p>
          </table:table-cell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0" calcext:value-type="float">
            <text:p>0</text:p>
          </table:table-cell>
          <table:table-cell table:formula="of:=[.H43]" office:value-type="float" office:value="1" calcext:value-type="float">
            <text:p>1</text:p>
          </table:table-cell>
          <table:table-cell table:formula="of:=[.L43]*[.M43]*[.N43]" office:value-type="float" office:value="-0.0812433421434987" calcext:value-type="float">
            <text:p>-0.081243342143499</text:p>
          </table:table-cell>
          <table:table-cell table:formula="of:=[.L43]*[.M43]*[.O43]" office:value-type="float" office:value="-0" calcext:value-type="float">
            <text:p>0</text:p>
          </table:table-cell>
          <table:table-cell table:formula="of:=[.S42]" office:value-type="float" office:value="0.13976798559881" calcext:value-type="float">
            <text:p>0.13976798559881</text:p>
          </table:table-cell>
          <table:table-cell table:formula="of:=[.T42]" office:value-type="float" office:value="0.5" calcext:value-type="float">
            <text:p>0.5</text:p>
          </table:table-cell>
          <table:table-cell table:formula="of:=[.E43]-([.T43]*[.Q43])" office:value-type="float" office:value="0.354958179407052" calcext:value-type="float">
            <text:p>0.354958179407052</text:p>
          </table:table-cell>
          <table:table-cell table:number-columns-repeated="3"/>
        </table:table-row>
        <table:table-row table:style-name="ro1">
          <table:table-cell/>
          <table:table-cell table:formula="of:=[.B35]" office:value-type="float" office:value="1" calcext:value-type="float">
            <text:p>1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43]" office:value-type="float" office:value="0.314336508335302" calcext:value-type="float">
            <text:p>0.314336508335302</text:p>
          </table:table-cell>
          <table:table-cell table:formula="of:=[.F43]" office:value-type="float" office:value="0.403711135632397" calcext:value-type="float">
            <text:p>0.403711135632397</text:p>
          </table:table-cell>
          <table:table-cell table:formula="of:=[.G43]" office:value-type="float" office:value="0.283358964374687" calcext:value-type="float">
            <text:p>0.283358964374687</text:p>
          </table:table-cell>
          <table:table-cell table:formula="of:=[.H43]" office:value-type="float" office:value="1" calcext:value-type="float">
            <text:p>1</text:p>
          </table:table-cell>
          <table:table-cell table:formula="of:=([.E44]*[.B44])+([.F44]*[.C44])+([.G44]*[.H44])" office:value-type="float" office:value="1.00140660834239" calcext:value-type="float">
            <text:p>1.00140660834239</text:p>
          </table:table-cell>
          <table:table-cell table:formula="of:=1/(1+EXP(-1*[.I44]))" office:value-type="float" office:value="0.731335044715987" calcext:value-type="float">
            <text:p>0.731335044715987</text:p>
          </table:table-cell>
          <table:table-cell table:formula="of:=0.5*([.D44]-[.J44])*([.D44]-[.J44])" office:value-type="float" office:value="0.0360904290988805" calcext:value-type="float">
            <text:p>0.036090429098881</text:p>
          </table:table-cell>
          <table:table-cell table:formula="of:=[.J44]-[.D44]" office:value-type="float" office:value="-0.268664955284013" calcext:value-type="float">
            <text:p>-0.268664955284013</text:p>
          </table:table-cell>
          <table:table-cell table:formula="of:=[.J44]*(1-[.J44])" office:value-type="float" office:value="0.196484097086253" calcext:value-type="float">
            <text:p>0.196484097086253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" calcext:value-type="float">
            <text:p>1</text:p>
          </table:table-cell>
          <table:table-cell table:formula="of:=[.H44]" office:value-type="float" office:value="1" calcext:value-type="float">
            <text:p>1</text:p>
          </table:table-cell>
          <table:table-cell table:formula="of:=[.L44]*[.M44]*[.N44]" office:value-type="float" office:value="-0.0527883911576978" calcext:value-type="float">
            <text:p>-0.052788391157698</text:p>
          </table:table-cell>
          <table:table-cell table:formula="of:=[.L44]*[.M44]*[.O44]" office:value-type="float" office:value="-0.0527883911576978" calcext:value-type="float">
            <text:p>-0.052788391157698</text:p>
          </table:table-cell>
          <table:table-cell table:formula="of:=[.S43]" office:value-type="float" office:value="0.13976798559881" calcext:value-type="float">
            <text:p>0.13976798559881</text:p>
          </table:table-cell>
          <table:table-cell table:formula="of:=[.T43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5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43]" office:value-type="float" office:value="0.354958179407052" calcext:value-type="float">
            <text:p>0.354958179407052</text:p>
          </table:table-cell>
          <table:table-cell table:formula="of:=[.V42]" office:value-type="float" office:value="0.440973475997363" calcext:value-type="float">
            <text:p>0.440973475997363</text:p>
          </table:table-cell>
          <table:table-cell table:formula="of:=[.W41]" office:value-type="float" office:value="0.213474971575283" calcext:value-type="float">
            <text:p>0.213474971575283</text:p>
          </table:table-cell>
          <table:table-cell office:value-type="float" office:value="1" calcext:value-type="float">
            <text:p>1</text:p>
          </table:table-cell>
          <table:table-cell table:formula="of:=[.F38]" office:value-type="float" office:value="0.5" calcext:value-type="float">
            <text:p>0.5</text:p>
          </table:table-cell>
          <table:table-cell table:number-columns-repeated="4"/>
          <table:table-cell table:formula="of:=SUM([.K50:.K53])" office:value-type="float" office:value="0.312521534803847" calcext:value-type="float">
            <text:p>0.31252153480384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41]" office:value-type="float" office:value="0" calcext:value-type="float">
            <text:p>0</text:p>
          </table:table-cell>
          <table:table-cell table:formula="of:=[.C41]" office:value-type="float" office:value="0" calcext:value-type="float">
            <text:p>0</text:p>
          </table:table-cell>
          <table:table-cell table:formula="of:=[.D41]" office:value-type="float" office:value="0" calcext:value-type="float">
            <text:p>0</text:p>
          </table:table-cell>
          <table:table-cell table:formula="of:=[.U43]" office:value-type="float" office:value="0.354958179407052" calcext:value-type="float">
            <text:p>0.354958179407052</text:p>
          </table:table-cell>
          <table:table-cell table:formula="of:=[.C47]" office:value-type="float" office:value="0.440973475997363" calcext:value-type="float">
            <text:p>0.440973475997363</text:p>
          </table:table-cell>
          <table:table-cell table:formula="of:=[.D47]" office:value-type="float" office:value="0.213474971575283" calcext:value-type="float">
            <text:p>0.213474971575283</text:p>
          </table:table-cell>
          <table:table-cell table:formula="of:=[.E47]" office:value-type="float" office:value="1" calcext:value-type="float">
            <text:p>1</text:p>
          </table:table-cell>
          <table:table-cell table:formula="of:=([.E50]*[.B50])+([.F50]*[.C50])+([.G50]*[.H50])" office:value-type="float" office:value="0.213474971575283" calcext:value-type="float">
            <text:p>0.213474971575283</text:p>
          </table:table-cell>
          <table:table-cell table:formula="of:=1/(1+EXP(-1*[.I50]))" office:value-type="float" office:value="0.553166987520154" calcext:value-type="float">
            <text:p>0.553166987520154</text:p>
          </table:table-cell>
          <table:table-cell table:formula="of:=0.5*([.D50]-[.J50])*([.D50]-[.J50])" office:value-type="float" office:value="0.152996858041061" calcext:value-type="float">
            <text:p>0.152996858041061</text:p>
          </table:table-cell>
          <table:table-cell table:formula="of:=[.J50]-[.D50]" office:value-type="float" office:value="0.553166987520154" calcext:value-type="float">
            <text:p>0.553166987520154</text:p>
          </table:table-cell>
          <table:table-cell table:formula="of:=[.J50]*(1-[.J50])" office:value-type="float" office:value="0.247173271438032" calcext:value-type="float">
            <text:p>0.247173271438032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H50]" office:value-type="float" office:value="1" calcext:value-type="float">
            <text:p>1</text:p>
          </table:table-cell>
          <table:table-cell table:formula="of:=[.L50]*[.M50]*[.N50]" office:value-type="float" office:value="0" calcext:value-type="float">
            <text:p>0</text:p>
          </table:table-cell>
          <table:table-cell table:formula="of:=[.L50]*[.M50]*[.O50]" office:value-type="float" office:value="0" calcext:value-type="float">
            <text:p>0</text:p>
          </table:table-cell>
          <table:table-cell table:formula="of:=[.L50]*[.M50]*[.P50]" office:value-type="float" office:value="0.136728093956877" calcext:value-type="float">
            <text:p>0.136728093956877</text:p>
          </table:table-cell>
          <table:table-cell table:formula="of:=[.F47]" office:value-type="float" office:value="0.5" calcext:value-type="float">
            <text:p>0.5</text:p>
          </table:table-cell>
          <table:table-cell table:number-columns-repeated="2"/>
          <table:table-cell table:formula="of:=[.G50]-([.T50]*[.S50])" office:value-type="float" office:value="0.145110924596844" calcext:value-type="float">
            <text:p>0.145110924596844</text:p>
          </table:table-cell>
          <table:table-cell/>
        </table:table-row>
        <table:table-row table:style-name="ro1">
          <table:table-cell/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1" calcext:value-type="float">
            <text:p>1</text:p>
          </table:table-cell>
          <table:table-cell table:formula="of:=[.E50]" office:value-type="float" office:value="0.354958179407052" calcext:value-type="float">
            <text:p>0.354958179407052</text:p>
          </table:table-cell>
          <table:table-cell table:formula="of:=[.F50]" office:value-type="float" office:value="0.440973475997363" calcext:value-type="float">
            <text:p>0.440973475997363</text:p>
          </table:table-cell>
          <table:table-cell table:formula="of:=[.G50]" office:value-type="float" office:value="0.213474971575283" calcext:value-type="float">
            <text:p>0.213474971575283</text:p>
          </table:table-cell>
          <table:table-cell table:formula="of:=[.H50]" office:value-type="float" office:value="1" calcext:value-type="float">
            <text:p>1</text:p>
          </table:table-cell>
          <table:table-cell table:formula="of:=([.E51]*[.B51])+([.F51]*[.C51])+([.G51]*[.H51])" office:value-type="float" office:value="0.654448447572645" calcext:value-type="float">
            <text:p>0.654448447572645</text:p>
          </table:table-cell>
          <table:table-cell table:formula="of:=1/(1+EXP(-1*[.I51]))" office:value-type="float" office:value="0.658012208843197" calcext:value-type="float">
            <text:p>0.658012208843197</text:p>
          </table:table-cell>
          <table:table-cell table:formula="of:=0.5*([.D51]-[.J51])*([.D51]-[.J51])" office:value-type="float" office:value="0.0584778246501547" calcext:value-type="float">
            <text:p>0.058477824650155</text:p>
          </table:table-cell>
          <table:table-cell table:formula="of:=[.J51]-[.D51]" office:value-type="float" office:value="-0.341987791156803" calcext:value-type="float">
            <text:p>-0.341987791156803</text:p>
          </table:table-cell>
          <table:table-cell table:formula="of:=[.J51]*(1-[.J51])" office:value-type="float" office:value="0.225032141856494" calcext:value-type="float">
            <text:p>0.225032141856494</text:p>
          </table:table-cell>
          <table:table-cell table:formula="of:=[.B51]" office:value-type="float" office:value="0" calcext:value-type="float">
            <text:p>0</text:p>
          </table:table-cell>
          <table:table-cell table:formula="of:=[.C51]" office:value-type="float" office:value="1" calcext:value-type="float">
            <text:p>1</text:p>
          </table:table-cell>
          <table:table-cell table:formula="of:=[.H51]" office:value-type="float" office:value="1" calcext:value-type="float">
            <text:p>1</text:p>
          </table:table-cell>
          <table:table-cell table:formula="of:=[.L51]*[.M51]*[.N51]" office:value-type="float" office:value="-0" calcext:value-type="float">
            <text:p>0</text:p>
          </table:table-cell>
          <table:table-cell table:formula="of:=[.L51]*[.M51]*[.O51]" office:value-type="float" office:value="-0.0769582451327868" calcext:value-type="float">
            <text:p>-0.076958245132787</text:p>
          </table:table-cell>
          <table:table-cell table:formula="of:=[.S50]" office:value-type="float" office:value="0.136728093956877" calcext:value-type="float">
            <text:p>0.136728093956877</text:p>
          </table:table-cell>
          <table:table-cell table:formula="of:=[.T50]" office:value-type="float" office:value="0.5" calcext:value-type="float">
            <text:p>0.5</text:p>
          </table:table-cell>
          <table:table-cell/>
          <table:table-cell table:formula="of:=[.F51]-([.T51]*[.R51])" office:value-type="float" office:value="0.479452598563756" calcext:value-type="float">
            <text:p>0.479452598563756</text:p>
          </table:table-cell>
          <table:table-cell table:number-columns-repeated="2"/>
        </table:table-row>
        <table:table-row table:style-name="ro1"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1" calcext:value-type="float">
            <text:p>1</text:p>
          </table:table-cell>
          <table:table-cell table:formula="of:=[.E51]" office:value-type="float" office:value="0.354958179407052" calcext:value-type="float">
            <text:p>0.354958179407052</text:p>
          </table:table-cell>
          <table:table-cell table:formula="of:=[.F51]" office:value-type="float" office:value="0.440973475997363" calcext:value-type="float">
            <text:p>0.440973475997363</text:p>
          </table:table-cell>
          <table:table-cell table:formula="of:=[.G51]" office:value-type="float" office:value="0.213474971575283" calcext:value-type="float">
            <text:p>0.213474971575283</text:p>
          </table:table-cell>
          <table:table-cell table:formula="of:=[.H51]" office:value-type="float" office:value="1" calcext:value-type="float">
            <text:p>1</text:p>
          </table:table-cell>
          <table:table-cell table:formula="of:=([.E52]*[.B52])+([.F52]*[.C52])+([.G52]*[.H52])" office:value-type="float" office:value="0.568433150982334" calcext:value-type="float">
            <text:p>0.568433150982334</text:p>
          </table:table-cell>
          <table:table-cell table:formula="of:=1/(1+EXP(-1*[.I52]))" office:value-type="float" office:value="0.638401554365101" calcext:value-type="float">
            <text:p>0.638401554365101</text:p>
          </table:table-cell>
          <table:table-cell table:formula="of:=0.5*([.D52]-[.J52])*([.D52]-[.J52])" office:value-type="float" office:value="0.0653767179427873" calcext:value-type="float">
            <text:p>0.065376717942787</text:p>
          </table:table-cell>
          <table:table-cell table:formula="of:=[.J52]-[.D52]" office:value-type="float" office:value="-0.361598445634898" calcext:value-type="float">
            <text:p>-0.361598445634898</text:p>
          </table:table-cell>
          <table:table-cell table:formula="of:=[.J52]*(1-[.J52])" office:value-type="float" office:value="0.230845009749324" calcext:value-type="float">
            <text:p>0.230845009749324</text:p>
          </table:table-cell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0" calcext:value-type="float">
            <text:p>0</text:p>
          </table:table-cell>
          <table:table-cell table:formula="of:=[.H52]" office:value-type="float" office:value="1" calcext:value-type="float">
            <text:p>1</text:p>
          </table:table-cell>
          <table:table-cell table:formula="of:=[.L52]*[.M52]*[.N52]" office:value-type="float" office:value="-0.0834731967079285" calcext:value-type="float">
            <text:p>-0.083473196707929</text:p>
          </table:table-cell>
          <table:table-cell table:formula="of:=[.L52]*[.M52]*[.O52]" office:value-type="float" office:value="-0" calcext:value-type="float">
            <text:p>0</text:p>
          </table:table-cell>
          <table:table-cell table:formula="of:=[.S51]" office:value-type="float" office:value="0.136728093956877" calcext:value-type="float">
            <text:p>0.136728093956877</text:p>
          </table:table-cell>
          <table:table-cell table:formula="of:=[.T51]" office:value-type="float" office:value="0.5" calcext:value-type="float">
            <text:p>0.5</text:p>
          </table:table-cell>
          <table:table-cell table:formula="of:=[.E52]-([.T52]*[.Q52])" office:value-type="float" office:value="0.396694777761016" calcext:value-type="float">
            <text:p>0.396694777761016</text:p>
          </table:table-cell>
          <table:table-cell table:number-columns-repeated="3"/>
        </table:table-row>
        <table:table-row table:style-name="ro1">
          <table:table-cell/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1" calcext:value-type="float">
            <text:p>1</text:p>
          </table:table-cell>
          <table:table-cell table:formula="of:=[.E52]" office:value-type="float" office:value="0.354958179407052" calcext:value-type="float">
            <text:p>0.354958179407052</text:p>
          </table:table-cell>
          <table:table-cell table:formula="of:=[.F52]" office:value-type="float" office:value="0.440973475997363" calcext:value-type="float">
            <text:p>0.440973475997363</text:p>
          </table:table-cell>
          <table:table-cell table:formula="of:=[.G52]" office:value-type="float" office:value="0.213474971575283" calcext:value-type="float">
            <text:p>0.213474971575283</text:p>
          </table:table-cell>
          <table:table-cell table:formula="of:=[.H52]" office:value-type="float" office:value="1" calcext:value-type="float">
            <text:p>1</text:p>
          </table:table-cell>
          <table:table-cell table:formula="of:=([.E53]*[.B53])+([.F53]*[.C53])+([.G53]*[.H53])" office:value-type="float" office:value="1.0094066269797" calcext:value-type="float">
            <text:p>1.0094066269797</text:p>
          </table:table-cell>
          <table:table-cell table:formula="of:=1/(1+EXP(-1*[.I53]))" office:value-type="float" office:value="0.732904009128387" calcext:value-type="float">
            <text:p>0.732904009128387</text:p>
          </table:table-cell>
          <table:table-cell table:formula="of:=0.5*([.D53]-[.J53])*([.D53]-[.J53])" office:value-type="float" office:value="0.0356701341698444" calcext:value-type="float">
            <text:p>0.035670134169845</text:p>
          </table:table-cell>
          <table:table-cell table:formula="of:=[.J53]-[.D53]" office:value-type="float" office:value="-0.267095990871613" calcext:value-type="float">
            <text:p>-0.267095990871613</text:p>
          </table:table-cell>
          <table:table-cell table:formula="of:=[.J53]*(1-[.J53])" office:value-type="float" office:value="0.195755722531924" calcext:value-type="float">
            <text:p>0.195755722531924</text:p>
          </table:table-cell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formula="of:=[.H53]" office:value-type="float" office:value="1" calcext:value-type="float">
            <text:p>1</text:p>
          </table:table-cell>
          <table:table-cell table:formula="of:=[.L53]*[.M53]*[.N53]" office:value-type="float" office:value="-0.0522855686784529" calcext:value-type="float">
            <text:p>-0.052285568678453</text:p>
          </table:table-cell>
          <table:table-cell table:formula="of:=[.L53]*[.M53]*[.O53]" office:value-type="float" office:value="-0.0522855686784529" calcext:value-type="float">
            <text:p>-0.052285568678453</text:p>
          </table:table-cell>
          <table:table-cell table:formula="of:=[.S52]" office:value-type="float" office:value="0.136728093956877" calcext:value-type="float">
            <text:p>0.136728093956877</text:p>
          </table:table-cell>
          <table:table-cell table:formula="of:=[.T52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6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52]" office:value-type="float" office:value="0.396694777761016" calcext:value-type="float">
            <text:p>0.396694777761016</text:p>
          </table:table-cell>
          <table:table-cell table:formula="of:=[.V51]" office:value-type="float" office:value="0.479452598563756" calcext:value-type="float">
            <text:p>0.479452598563756</text:p>
          </table:table-cell>
          <table:table-cell table:formula="of:=[.W50]" office:value-type="float" office:value="0.145110924596844" calcext:value-type="float">
            <text:p>0.145110924596844</text:p>
          </table:table-cell>
          <table:table-cell office:value-type="float" office:value="1" calcext:value-type="float">
            <text:p>1</text:p>
          </table:table-cell>
          <table:table-cell table:formula="of:=[.F47]" office:value-type="float" office:value="0.5" calcext:value-type="float">
            <text:p>0.5</text:p>
          </table:table-cell>
          <table:table-cell table:number-columns-repeated="4"/>
          <table:table-cell table:formula="of:=SUM([.K59:.K62])" office:value-type="float" office:value="0.307255484437574" calcext:value-type="float">
            <text:p>0.307255484437574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formula="of:=[.U52]" office:value-type="float" office:value="0.396694777761016" calcext:value-type="float">
            <text:p>0.396694777761016</text:p>
          </table:table-cell>
          <table:table-cell table:formula="of:=[.C56]" office:value-type="float" office:value="0.479452598563756" calcext:value-type="float">
            <text:p>0.479452598563756</text:p>
          </table:table-cell>
          <table:table-cell table:formula="of:=[.D56]" office:value-type="float" office:value="0.145110924596844" calcext:value-type="float">
            <text:p>0.145110924596844</text:p>
          </table:table-cell>
          <table:table-cell table:formula="of:=[.E56]" office:value-type="float" office:value="1" calcext:value-type="float">
            <text:p>1</text:p>
          </table:table-cell>
          <table:table-cell table:formula="of:=([.E59]*[.B59])+([.F59]*[.C59])+([.G59]*[.H59])" office:value-type="float" office:value="0.145110924596844" calcext:value-type="float">
            <text:p>0.145110924596844</text:p>
          </table:table-cell>
          <table:table-cell table:formula="of:=1/(1+EXP(-1*[.I59]))" office:value-type="float" office:value="0.536214206017652" calcext:value-type="float">
            <text:p>0.536214206017652</text:p>
          </table:table-cell>
          <table:table-cell table:formula="of:=0.5*([.D59]-[.J59])*([.D59]-[.J59])" office:value-type="float" office:value="0.14376283736757" calcext:value-type="float">
            <text:p>0.14376283736757</text:p>
          </table:table-cell>
          <table:table-cell table:formula="of:=[.J59]-[.D59]" office:value-type="float" office:value="0.536214206017652" calcext:value-type="float">
            <text:p>0.536214206017652</text:p>
          </table:table-cell>
          <table:table-cell table:formula="of:=[.J59]*(1-[.J59])" office:value-type="float" office:value="0.248688531282511" calcext:value-type="float">
            <text:p>0.248688531282511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0" calcext:value-type="float">
            <text:p>0</text:p>
          </table:table-cell>
          <table:table-cell table:formula="of:=[.H59]" office:value-type="float" office:value="1" calcext:value-type="float">
            <text:p>1</text:p>
          </table:table-cell>
          <table:table-cell table:formula="of:=[.L59]*[.M59]*[.N59]" office:value-type="float" office:value="0" calcext:value-type="float">
            <text:p>0</text:p>
          </table:table-cell>
          <table:table-cell table:formula="of:=[.L59]*[.M59]*[.O59]" office:value-type="float" office:value="0" calcext:value-type="float">
            <text:p>0</text:p>
          </table:table-cell>
          <table:table-cell table:formula="of:=[.L59]*[.M59]*[.P59]" office:value-type="float" office:value="0.133350323347348" calcext:value-type="float">
            <text:p>0.133350323347348</text:p>
          </table:table-cell>
          <table:table-cell table:formula="of:=[.F56]" office:value-type="float" office:value="0.5" calcext:value-type="float">
            <text:p>0.5</text:p>
          </table:table-cell>
          <table:table-cell table:number-columns-repeated="2"/>
          <table:table-cell table:formula="of:=[.G59]-([.T59]*[.S59])" office:value-type="float" office:value="0.0784357629231701" calcext:value-type="float">
            <text:p>0.07843576292317</text:p>
          </table:table-cell>
          <table:table-cell/>
        </table:table-row>
        <table:table-row table:style-name="ro1">
          <table:table-cell/>
          <table:table-cell table:formula="of:=[.B51]" office:value-type="float" office:value="0" calcext:value-type="float">
            <text:p>0</text:p>
          </table:table-cell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1" calcext:value-type="float">
            <text:p>1</text:p>
          </table:table-cell>
          <table:table-cell table:formula="of:=[.E59]" office:value-type="float" office:value="0.396694777761016" calcext:value-type="float">
            <text:p>0.396694777761016</text:p>
          </table:table-cell>
          <table:table-cell table:formula="of:=[.F59]" office:value-type="float" office:value="0.479452598563756" calcext:value-type="float">
            <text:p>0.479452598563756</text:p>
          </table:table-cell>
          <table:table-cell table:formula="of:=[.G59]" office:value-type="float" office:value="0.145110924596844" calcext:value-type="float">
            <text:p>0.145110924596844</text:p>
          </table:table-cell>
          <table:table-cell table:formula="of:=[.H59]" office:value-type="float" office:value="1" calcext:value-type="float">
            <text:p>1</text:p>
          </table:table-cell>
          <table:table-cell table:formula="of:=([.E60]*[.B60])+([.F60]*[.C60])+([.G60]*[.H60])" office:value-type="float" office:value="0.6245635231606" calcext:value-type="float">
            <text:p>0.6245635231606</text:p>
          </table:table-cell>
          <table:table-cell table:formula="of:=1/(1+EXP(-1*[.I60]))" office:value-type="float" office:value="0.651255737849397" calcext:value-type="float">
            <text:p>0.651255737849397</text:p>
          </table:table-cell>
          <table:table-cell table:formula="of:=0.5*([.D60]-[.J60])*([.D60]-[.J60])" office:value-type="float" office:value="0.0608112801914843" calcext:value-type="float">
            <text:p>0.060811280191484</text:p>
          </table:table-cell>
          <table:table-cell table:formula="of:=[.J60]-[.D60]" office:value-type="float" office:value="-0.348744262150603" calcext:value-type="float">
            <text:p>-0.348744262150603</text:p>
          </table:table-cell>
          <table:table-cell table:formula="of:=[.J60]*(1-[.J60])" office:value-type="float" office:value="0.227121701767635" calcext:value-type="float">
            <text:p>0.227121701767635</text:p>
          </table:table-cell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1" calcext:value-type="float">
            <text:p>1</text:p>
          </table:table-cell>
          <table:table-cell table:formula="of:=[.H60]" office:value-type="float" office:value="1" calcext:value-type="float">
            <text:p>1</text:p>
          </table:table-cell>
          <table:table-cell table:formula="of:=[.L60]*[.M60]*[.N60]" office:value-type="float" office:value="-0" calcext:value-type="float">
            <text:p>0</text:p>
          </table:table-cell>
          <table:table-cell table:formula="of:=[.L60]*[.M60]*[.O60]" office:value-type="float" office:value="-0.0792073903013431" calcext:value-type="float">
            <text:p>-0.079207390301343</text:p>
          </table:table-cell>
          <table:table-cell table:formula="of:=[.S59]" office:value-type="float" office:value="0.133350323347348" calcext:value-type="float">
            <text:p>0.133350323347348</text:p>
          </table:table-cell>
          <table:table-cell table:formula="of:=[.T59]" office:value-type="float" office:value="0.5" calcext:value-type="float">
            <text:p>0.5</text:p>
          </table:table-cell>
          <table:table-cell/>
          <table:table-cell table:formula="of:=[.F60]-([.T60]*[.R60])" office:value-type="float" office:value="0.519056293714428" calcext:value-type="float">
            <text:p>0.519056293714428</text:p>
          </table:table-cell>
          <table:table-cell table:number-columns-repeated="2"/>
        </table:table-row>
        <table:table-row table:style-name="ro1">
          <table:table-cell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1" calcext:value-type="float">
            <text:p>1</text:p>
          </table:table-cell>
          <table:table-cell table:formula="of:=[.E60]" office:value-type="float" office:value="0.396694777761016" calcext:value-type="float">
            <text:p>0.396694777761016</text:p>
          </table:table-cell>
          <table:table-cell table:formula="of:=[.F60]" office:value-type="float" office:value="0.479452598563756" calcext:value-type="float">
            <text:p>0.479452598563756</text:p>
          </table:table-cell>
          <table:table-cell table:formula="of:=[.G60]" office:value-type="float" office:value="0.145110924596844" calcext:value-type="float">
            <text:p>0.145110924596844</text:p>
          </table:table-cell>
          <table:table-cell table:formula="of:=[.H60]" office:value-type="float" office:value="1" calcext:value-type="float">
            <text:p>1</text:p>
          </table:table-cell>
          <table:table-cell table:formula="of:=([.E61]*[.B61])+([.F61]*[.C61])+([.G61]*[.H61])" office:value-type="float" office:value="0.54180570235786" calcext:value-type="float">
            <text:p>0.54180570235786</text:p>
          </table:table-cell>
          <table:table-cell table:formula="of:=1/(1+EXP(-1*[.I61]))" office:value-type="float" office:value="0.632232370056992" calcext:value-type="float">
            <text:p>0.632232370056992</text:p>
          </table:table-cell>
          <table:table-cell table:formula="of:=0.5*([.D61]-[.J61])*([.D61]-[.J61])" office:value-type="float" office:value="0.0676265148169485" calcext:value-type="float">
            <text:p>0.067626514816949</text:p>
          </table:table-cell>
          <table:table-cell table:formula="of:=[.J61]-[.D61]" office:value-type="float" office:value="-0.367767629943007" calcext:value-type="float">
            <text:p>-0.367767629943007</text:p>
          </table:table-cell>
          <table:table-cell table:formula="of:=[.J61]*(1-[.J61])" office:value-type="float" office:value="0.232514600309111" calcext:value-type="float">
            <text:p>0.232514600309111</text:p>
          </table:table-cell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0" calcext:value-type="float">
            <text:p>0</text:p>
          </table:table-cell>
          <table:table-cell table:formula="of:=[.H61]" office:value-type="float" office:value="1" calcext:value-type="float">
            <text:p>1</text:p>
          </table:table-cell>
          <table:table-cell table:formula="of:=[.L61]*[.M61]*[.N61]" office:value-type="float" office:value="-0.0855113434828273" calcext:value-type="float">
            <text:p>-0.085511343482827</text:p>
          </table:table-cell>
          <table:table-cell table:formula="of:=[.L61]*[.M61]*[.O61]" office:value-type="float" office:value="-0" calcext:value-type="float">
            <text:p>0</text:p>
          </table:table-cell>
          <table:table-cell table:formula="of:=[.S60]" office:value-type="float" office:value="0.133350323347348" calcext:value-type="float">
            <text:p>0.133350323347348</text:p>
          </table:table-cell>
          <table:table-cell table:formula="of:=[.T60]" office:value-type="float" office:value="0.5" calcext:value-type="float">
            <text:p>0.5</text:p>
          </table:table-cell>
          <table:table-cell table:formula="of:=[.E61]-([.T61]*[.Q61])" office:value-type="float" office:value="0.43945044950243" calcext:value-type="float">
            <text:p>0.43945044950243</text:p>
          </table:table-cell>
          <table:table-cell table:number-columns-repeated="3"/>
        </table:table-row>
        <table:table-row table:style-name="ro1">
          <table:table-cell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1" calcext:value-type="float">
            <text:p>1</text:p>
          </table:table-cell>
          <table:table-cell table:formula="of:=[.E61]" office:value-type="float" office:value="0.396694777761016" calcext:value-type="float">
            <text:p>0.396694777761016</text:p>
          </table:table-cell>
          <table:table-cell table:formula="of:=[.F61]" office:value-type="float" office:value="0.479452598563756" calcext:value-type="float">
            <text:p>0.479452598563756</text:p>
          </table:table-cell>
          <table:table-cell table:formula="of:=[.G61]" office:value-type="float" office:value="0.145110924596844" calcext:value-type="float">
            <text:p>0.145110924596844</text:p>
          </table:table-cell>
          <table:table-cell table:formula="of:=[.H61]" office:value-type="float" office:value="1" calcext:value-type="float">
            <text:p>1</text:p>
          </table:table-cell>
          <table:table-cell table:formula="of:=([.E62]*[.B62])+([.F62]*[.C62])+([.G62]*[.H62])" office:value-type="float" office:value="1.02125830092162" calcext:value-type="float">
            <text:p>1.02125830092162</text:p>
          </table:table-cell>
          <table:table-cell table:formula="of:=1/(1+EXP(-1*[.I62]))" office:value-type="float" office:value="0.735217628753079" calcext:value-type="float">
            <text:p>0.735217628753079</text:p>
          </table:table-cell>
          <table:table-cell table:formula="of:=0.5*([.D62]-[.J62])*([.D62]-[.J62])" office:value-type="float" office:value="0.0350548520615711" calcext:value-type="float">
            <text:p>0.035054852061571</text:p>
          </table:table-cell>
          <table:table-cell table:formula="of:=[.J62]-[.D62]" office:value-type="float" office:value="-0.264782371246921" calcext:value-type="float">
            <text:p>-0.264782371246921</text:p>
          </table:table-cell>
          <table:table-cell table:formula="of:=[.J62]*(1-[.J62])" office:value-type="float" office:value="0.194672667123779" calcext:value-type="float">
            <text:p>0.194672667123779</text:p>
          </table:table-cell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" calcext:value-type="float">
            <text:p>1</text:p>
          </table:table-cell>
          <table:table-cell table:formula="of:=[.H62]" office:value-type="float" office:value="1" calcext:value-type="float">
            <text:p>1</text:p>
          </table:table-cell>
          <table:table-cell table:formula="of:=[.L62]*[.M62]*[.N62]" office:value-type="float" office:value="-0.0515458904179966" calcext:value-type="float">
            <text:p>-0.051545890417997</text:p>
          </table:table-cell>
          <table:table-cell table:formula="of:=[.L62]*[.M62]*[.O62]" office:value-type="float" office:value="-0.0515458904179966" calcext:value-type="float">
            <text:p>-0.051545890417997</text:p>
          </table:table-cell>
          <table:table-cell table:formula="of:=[.S61]" office:value-type="float" office:value="0.133350323347348" calcext:value-type="float">
            <text:p>0.133350323347348</text:p>
          </table:table-cell>
          <table:table-cell table:formula="of:=[.T61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7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61]" office:value-type="float" office:value="0.43945044950243" calcext:value-type="float">
            <text:p>0.43945044950243</text:p>
          </table:table-cell>
          <table:table-cell table:formula="of:=[.V60]" office:value-type="float" office:value="0.519056293714428" calcext:value-type="float">
            <text:p>0.519056293714428</text:p>
          </table:table-cell>
          <table:table-cell table:formula="of:=[.W59]" office:value-type="float" office:value="0.0784357629231701" calcext:value-type="float">
            <text:p>0.07843576292317</text:p>
          </table:table-cell>
          <table:table-cell office:value-type="float" office:value="1" calcext:value-type="float">
            <text:p>1</text:p>
          </table:table-cell>
          <table:table-cell table:formula="of:=[.F56]" office:value-type="float" office:value="0.5" calcext:value-type="float">
            <text:p>0.5</text:p>
          </table:table-cell>
          <table:table-cell table:number-columns-repeated="4"/>
          <table:table-cell table:formula="of:=SUM([.K68:.K71])" office:value-type="float" office:value="0.301922653077004" calcext:value-type="float">
            <text:p>0.301922653077004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0" calcext:value-type="float">
            <text:p>0</text:p>
          </table:table-cell>
          <table:table-cell table:formula="of:=[.D59]" office:value-type="float" office:value="0" calcext:value-type="float">
            <text:p>0</text:p>
          </table:table-cell>
          <table:table-cell table:formula="of:=[.U61]" office:value-type="float" office:value="0.43945044950243" calcext:value-type="float">
            <text:p>0.43945044950243</text:p>
          </table:table-cell>
          <table:table-cell table:formula="of:=[.C65]" office:value-type="float" office:value="0.519056293714428" calcext:value-type="float">
            <text:p>0.519056293714428</text:p>
          </table:table-cell>
          <table:table-cell table:formula="of:=[.D65]" office:value-type="float" office:value="0.0784357629231701" calcext:value-type="float">
            <text:p>0.07843576292317</text:p>
          </table:table-cell>
          <table:table-cell table:formula="of:=[.E65]" office:value-type="float" office:value="1" calcext:value-type="float">
            <text:p>1</text:p>
          </table:table-cell>
          <table:table-cell table:formula="of:=([.E68]*[.B68])+([.F68]*[.C68])+([.G68]*[.H68])" office:value-type="float" office:value="0.0784357629231701" calcext:value-type="float">
            <text:p>0.07843576292317</text:p>
          </table:table-cell>
          <table:table-cell table:formula="of:=1/(1+EXP(-1*[.I68]))" office:value-type="float" office:value="0.519598893785512" calcext:value-type="float">
            <text:p>0.519598893785512</text:p>
          </table:table-cell>
          <table:table-cell table:formula="of:=0.5*([.D68]-[.J68])*([.D68]-[.J68])" office:value-type="float" office:value="0.134991505211564" calcext:value-type="float">
            <text:p>0.134991505211564</text:p>
          </table:table-cell>
          <table:table-cell table:formula="of:=[.J68]-[.D68]" office:value-type="float" office:value="0.519598893785512" calcext:value-type="float">
            <text:p>0.519598893785512</text:p>
          </table:table-cell>
          <table:table-cell table:formula="of:=[.J68]*(1-[.J68])" office:value-type="float" office:value="0.249615883362384" calcext:value-type="float">
            <text:p>0.249615883362384</text:p>
          </table:table-cell>
          <table:table-cell table:formula="of:=[.B68]" office:value-type="float" office:value="0" calcext:value-type="float">
            <text:p>0</text:p>
          </table:table-cell>
          <table:table-cell table:formula="of:=[.C68]" office:value-type="float" office:value="0" calcext:value-type="float">
            <text:p>0</text:p>
          </table:table-cell>
          <table:table-cell table:formula="of:=[.H68]" office:value-type="float" office:value="1" calcext:value-type="float">
            <text:p>1</text:p>
          </table:table-cell>
          <table:table-cell table:formula="of:=[.L68]*[.M68]*[.N68]" office:value-type="float" office:value="0" calcext:value-type="float">
            <text:p>0</text:p>
          </table:table-cell>
          <table:table-cell table:formula="of:=[.L68]*[.M68]*[.O68]" office:value-type="float" office:value="0" calcext:value-type="float">
            <text:p>0</text:p>
          </table:table-cell>
          <table:table-cell table:formula="of:=[.L68]*[.M68]*[.P68]" office:value-type="float" office:value="0.129700136866388" calcext:value-type="float">
            <text:p>0.129700136866388</text:p>
          </table:table-cell>
          <table:table-cell table:formula="of:=[.F65]" office:value-type="float" office:value="0.5" calcext:value-type="float">
            <text:p>0.5</text:p>
          </table:table-cell>
          <table:table-cell table:number-columns-repeated="2"/>
          <table:table-cell table:formula="of:=[.G68]-([.T68]*[.S68])" office:value-type="float" office:value="0.013585694489976" calcext:value-type="float">
            <text:p>0.013585694489976</text:p>
          </table:table-cell>
          <table:table-cell/>
        </table:table-row>
        <table:table-row table:style-name="ro1">
          <table:table-cell/>
          <table:table-cell table:formula="of:=[.B60]" office:value-type="float" office:value="0" calcext:value-type="float">
            <text:p>0</text:p>
          </table:table-cell>
          <table:table-cell table:formula="of:=[.C60]" office:value-type="float" office:value="1" calcext:value-type="float">
            <text:p>1</text:p>
          </table:table-cell>
          <table:table-cell table:formula="of:=[.D60]" office:value-type="float" office:value="1" calcext:value-type="float">
            <text:p>1</text:p>
          </table:table-cell>
          <table:table-cell table:formula="of:=[.E68]" office:value-type="float" office:value="0.43945044950243" calcext:value-type="float">
            <text:p>0.43945044950243</text:p>
          </table:table-cell>
          <table:table-cell table:formula="of:=[.F68]" office:value-type="float" office:value="0.519056293714428" calcext:value-type="float">
            <text:p>0.519056293714428</text:p>
          </table:table-cell>
          <table:table-cell table:formula="of:=[.G68]" office:value-type="float" office:value="0.0784357629231701" calcext:value-type="float">
            <text:p>0.07843576292317</text:p>
          </table:table-cell>
          <table:table-cell table:formula="of:=[.H68]" office:value-type="float" office:value="1" calcext:value-type="float">
            <text:p>1</text:p>
          </table:table-cell>
          <table:table-cell table:formula="of:=([.E69]*[.B69])+([.F69]*[.C69])+([.G69]*[.H69])" office:value-type="float" office:value="0.597492056637598" calcext:value-type="float">
            <text:p>0.597492056637598</text:p>
          </table:table-cell>
          <table:table-cell table:formula="of:=1/(1+EXP(-1*[.I69]))" office:value-type="float" office:value="0.645082318933099" calcext:value-type="float">
            <text:p>0.645082318933099</text:p>
          </table:table-cell>
          <table:table-cell table:formula="of:=0.5*([.D69]-[.J69])*([.D69]-[.J69])" office:value-type="float" office:value="0.0629832801669534" calcext:value-type="float">
            <text:p>0.062983280166953</text:p>
          </table:table-cell>
          <table:table-cell table:formula="of:=[.J69]-[.D69]" office:value-type="float" office:value="-0.354917681066901" calcext:value-type="float">
            <text:p>-0.354917681066901</text:p>
          </table:table-cell>
          <table:table-cell table:formula="of:=[.J69]*(1-[.J69])" office:value-type="float" office:value="0.228951120732995" calcext:value-type="float">
            <text:p>0.228951120732995</text:p>
          </table:table-cell>
          <table:table-cell table:formula="of:=[.B69]" office:value-type="float" office:value="0" calcext:value-type="float">
            <text:p>0</text:p>
          </table:table-cell>
          <table:table-cell table:formula="of:=[.C69]" office:value-type="float" office:value="1" calcext:value-type="float">
            <text:p>1</text:p>
          </table:table-cell>
          <table:table-cell table:formula="of:=[.H69]" office:value-type="float" office:value="1" calcext:value-type="float">
            <text:p>1</text:p>
          </table:table-cell>
          <table:table-cell table:formula="of:=[.L69]*[.M69]*[.N69]" office:value-type="float" office:value="-0" calcext:value-type="float">
            <text:p>0</text:p>
          </table:table-cell>
          <table:table-cell table:formula="of:=[.L69]*[.M69]*[.O69]" office:value-type="float" office:value="-0.0812588008482227" calcext:value-type="float">
            <text:p>-0.081258800848223</text:p>
          </table:table-cell>
          <table:table-cell table:formula="of:=[.S68]" office:value-type="float" office:value="0.129700136866388" calcext:value-type="float">
            <text:p>0.129700136866388</text:p>
          </table:table-cell>
          <table:table-cell table:formula="of:=[.T68]" office:value-type="float" office:value="0.5" calcext:value-type="float">
            <text:p>0.5</text:p>
          </table:table-cell>
          <table:table-cell/>
          <table:table-cell table:formula="of:=[.F69]-([.T69]*[.R69])" office:value-type="float" office:value="0.559685694138539" calcext:value-type="float">
            <text:p>0.559685694138539</text:p>
          </table:table-cell>
          <table:table-cell table:number-columns-repeated="2"/>
        </table:table-row>
        <table:table-row table:style-name="ro1">
          <table:table-cell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0" calcext:value-type="float">
            <text:p>0</text:p>
          </table:table-cell>
          <table:table-cell table:formula="of:=[.D61]" office:value-type="float" office:value="1" calcext:value-type="float">
            <text:p>1</text:p>
          </table:table-cell>
          <table:table-cell table:formula="of:=[.E69]" office:value-type="float" office:value="0.43945044950243" calcext:value-type="float">
            <text:p>0.43945044950243</text:p>
          </table:table-cell>
          <table:table-cell table:formula="of:=[.F69]" office:value-type="float" office:value="0.519056293714428" calcext:value-type="float">
            <text:p>0.519056293714428</text:p>
          </table:table-cell>
          <table:table-cell table:formula="of:=[.G69]" office:value-type="float" office:value="0.0784357629231701" calcext:value-type="float">
            <text:p>0.07843576292317</text:p>
          </table:table-cell>
          <table:table-cell table:formula="of:=[.H69]" office:value-type="float" office:value="1" calcext:value-type="float">
            <text:p>1</text:p>
          </table:table-cell>
          <table:table-cell table:formula="of:=([.E70]*[.B70])+([.F70]*[.C70])+([.G70]*[.H70])" office:value-type="float" office:value="0.5178862124256" calcext:value-type="float">
            <text:p>0.5178862124256</text:p>
          </table:table-cell>
          <table:table-cell table:formula="of:=1/(1+EXP(-1*[.I70]))" office:value-type="float" office:value="0.62665335938719" calcext:value-type="float">
            <text:p>0.62665335938719</text:p>
          </table:table-cell>
          <table:table-cell table:formula="of:=0.5*([.D70]-[.J70])*([.D70]-[.J70])" office:value-type="float" office:value="0.0696938570284353" calcext:value-type="float">
            <text:p>0.069693857028435</text:p>
          </table:table-cell>
          <table:table-cell table:formula="of:=[.J70]-[.D70]" office:value-type="float" office:value="-0.37334664061281" calcext:value-type="float">
            <text:p>-0.37334664061281</text:p>
          </table:table-cell>
          <table:table-cell table:formula="of:=[.J70]*(1-[.J70])" office:value-type="float" office:value="0.233958926555939" calcext:value-type="float">
            <text:p>0.233958926555939</text:p>
          </table:table-cell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0" calcext:value-type="float">
            <text:p>0</text:p>
          </table:table-cell>
          <table:table-cell table:formula="of:=[.H70]" office:value-type="float" office:value="1" calcext:value-type="float">
            <text:p>1</text:p>
          </table:table-cell>
          <table:table-cell table:formula="of:=[.L70]*[.M70]*[.N70]" office:value-type="float" office:value="-0.087347779271039" calcext:value-type="float">
            <text:p>-0.087347779271039</text:p>
          </table:table-cell>
          <table:table-cell table:formula="of:=[.L70]*[.M70]*[.O70]" office:value-type="float" office:value="-0" calcext:value-type="float">
            <text:p>0</text:p>
          </table:table-cell>
          <table:table-cell table:formula="of:=[.S69]" office:value-type="float" office:value="0.129700136866388" calcext:value-type="float">
            <text:p>0.129700136866388</text:p>
          </table:table-cell>
          <table:table-cell table:formula="of:=[.T69]" office:value-type="float" office:value="0.5" calcext:value-type="float">
            <text:p>0.5</text:p>
          </table:table-cell>
          <table:table-cell table:formula="of:=[.E70]-([.T70]*[.Q70])" office:value-type="float" office:value="0.483124339137949" calcext:value-type="float">
            <text:p>0.483124339137949</text:p>
          </table:table-cell>
          <table:table-cell table:number-columns-repeated="3"/>
        </table:table-row>
        <table:table-row table:style-name="ro1">
          <table:table-cell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1" calcext:value-type="float">
            <text:p>1</text:p>
          </table:table-cell>
          <table:table-cell table:formula="of:=[.E70]" office:value-type="float" office:value="0.43945044950243" calcext:value-type="float">
            <text:p>0.43945044950243</text:p>
          </table:table-cell>
          <table:table-cell table:formula="of:=[.F70]" office:value-type="float" office:value="0.519056293714428" calcext:value-type="float">
            <text:p>0.519056293714428</text:p>
          </table:table-cell>
          <table:table-cell table:formula="of:=[.G70]" office:value-type="float" office:value="0.0784357629231701" calcext:value-type="float">
            <text:p>0.07843576292317</text:p>
          </table:table-cell>
          <table:table-cell table:formula="of:=[.H70]" office:value-type="float" office:value="1" calcext:value-type="float">
            <text:p>1</text:p>
          </table:table-cell>
          <table:table-cell table:formula="of:=([.E71]*[.B71])+([.F71]*[.C71])+([.G71]*[.H71])" office:value-type="float" office:value="1.03694250614003" calcext:value-type="float">
            <text:p>1.03694250614003</text:p>
          </table:table-cell>
          <table:table-cell table:formula="of:=1/(1+EXP(-1*[.I71]))" office:value-type="float" office:value="0.738259629899965" calcext:value-type="float">
            <text:p>0.738259629899965</text:p>
          </table:table-cell>
          <table:table-cell table:formula="of:=0.5*([.D71]-[.J71])*([.D71]-[.J71])" office:value-type="float" office:value="0.0342540106700516" calcext:value-type="float">
            <text:p>0.034254010670052</text:p>
          </table:table-cell>
          <table:table-cell table:formula="of:=[.J71]-[.D71]" office:value-type="float" office:value="-0.261740370100035" calcext:value-type="float">
            <text:p>-0.261740370100035</text:p>
          </table:table-cell>
          <table:table-cell table:formula="of:=[.J71]*(1-[.J71])" office:value-type="float" office:value="0.193232348759932" calcext:value-type="float">
            <text:p>0.193232348759932</text:p>
          </table:table-cell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[.H71]" office:value-type="float" office:value="1" calcext:value-type="float">
            <text:p>1</text:p>
          </table:table-cell>
          <table:table-cell table:formula="of:=[.L71]*[.M71]*[.N71]" office:value-type="float" office:value="-0.0505767064797235" calcext:value-type="float">
            <text:p>-0.050576706479724</text:p>
          </table:table-cell>
          <table:table-cell table:formula="of:=[.L71]*[.M71]*[.O71]" office:value-type="float" office:value="-0.0505767064797235" calcext:value-type="float">
            <text:p>-0.050576706479724</text:p>
          </table:table-cell>
          <table:table-cell table:formula="of:=[.S70]" office:value-type="float" office:value="0.129700136866388" calcext:value-type="float">
            <text:p>0.129700136866388</text:p>
          </table:table-cell>
          <table:table-cell table:formula="of:=[.T70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8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70]" office:value-type="float" office:value="0.483124339137949" calcext:value-type="float">
            <text:p>0.483124339137949</text:p>
          </table:table-cell>
          <table:table-cell table:formula="of:=[.V69]" office:value-type="float" office:value="0.559685694138539" calcext:value-type="float">
            <text:p>0.559685694138539</text:p>
          </table:table-cell>
          <table:table-cell table:formula="of:=[.W68]" office:value-type="float" office:value="0.013585694489976" calcext:value-type="float">
            <text:p>0.013585694489976</text:p>
          </table:table-cell>
          <table:table-cell office:value-type="float" office:value="1" calcext:value-type="float">
            <text:p>1</text:p>
          </table:table-cell>
          <table:table-cell table:formula="of:=[.F65]" office:value-type="float" office:value="0.5" calcext:value-type="float">
            <text:p>0.5</text:p>
          </table:table-cell>
          <table:table-cell table:number-columns-repeated="4"/>
          <table:table-cell table:formula="of:=SUM([.K77:.K80])" office:value-type="float" office:value="0.296520194286408" calcext:value-type="float">
            <text:p>0.296520194286408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68]" office:value-type="float" office:value="0" calcext:value-type="float">
            <text:p>0</text:p>
          </table:table-cell>
          <table:table-cell table:formula="of:=[.C68]" office:value-type="float" office:value="0" calcext:value-type="float">
            <text:p>0</text:p>
          </table:table-cell>
          <table:table-cell table:formula="of:=[.D68]" office:value-type="float" office:value="0" calcext:value-type="float">
            <text:p>0</text:p>
          </table:table-cell>
          <table:table-cell table:formula="of:=[.U70]" office:value-type="float" office:value="0.483124339137949" calcext:value-type="float">
            <text:p>0.483124339137949</text:p>
          </table:table-cell>
          <table:table-cell table:formula="of:=[.C74]" office:value-type="float" office:value="0.559685694138539" calcext:value-type="float">
            <text:p>0.559685694138539</text:p>
          </table:table-cell>
          <table:table-cell table:formula="of:=[.D74]" office:value-type="float" office:value="0.013585694489976" calcext:value-type="float">
            <text:p>0.013585694489976</text:p>
          </table:table-cell>
          <table:table-cell table:formula="of:=[.E74]" office:value-type="float" office:value="1" calcext:value-type="float">
            <text:p>1</text:p>
          </table:table-cell>
          <table:table-cell table:formula="of:=([.E77]*[.B77])+([.F77]*[.C77])+([.G77]*[.H77])" office:value-type="float" office:value="0.013585694489976" calcext:value-type="float">
            <text:p>0.013585694489976</text:p>
          </table:table-cell>
          <table:table-cell table:formula="of:=1/(1+EXP(-1*[.I77]))" office:value-type="float" office:value="0.503396371383323" calcext:value-type="float">
            <text:p>0.503396371383323</text:p>
          </table:table-cell>
          <table:table-cell table:formula="of:=0.5*([.D77]-[.J77])*([.D77]-[.J77])" office:value-type="float" office:value="0.126703953360948" calcext:value-type="float">
            <text:p>0.126703953360948</text:p>
          </table:table-cell>
          <table:table-cell table:formula="of:=[.J77]-[.D77]" office:value-type="float" office:value="0.503396371383323" calcext:value-type="float">
            <text:p>0.503396371383323</text:p>
          </table:table-cell>
          <table:table-cell table:formula="of:=[.J77]*(1-[.J77])" office:value-type="float" office:value="0.249988464661427" calcext:value-type="float">
            <text:p>0.249988464661427</text:p>
          </table:table-cell>
          <table:table-cell table:formula="of:=[.B77]" office:value-type="float" office:value="0" calcext:value-type="float">
            <text:p>0</text:p>
          </table:table-cell>
          <table:table-cell table:formula="of:=[.C77]" office:value-type="float" office:value="0" calcext:value-type="float">
            <text:p>0</text:p>
          </table:table-cell>
          <table:table-cell table:formula="of:=[.H77]" office:value-type="float" office:value="1" calcext:value-type="float">
            <text:p>1</text:p>
          </table:table-cell>
          <table:table-cell table:formula="of:=[.L77]*[.M77]*[.N77]" office:value-type="float" office:value="0" calcext:value-type="float">
            <text:p>0</text:p>
          </table:table-cell>
          <table:table-cell table:formula="of:=[.L77]*[.M77]*[.O77]" office:value-type="float" office:value="0" calcext:value-type="float">
            <text:p>0</text:p>
          </table:table-cell>
          <table:table-cell table:formula="of:=[.L77]*[.M77]*[.P77]" office:value-type="float" office:value="0.12584328599825" calcext:value-type="float">
            <text:p>0.12584328599825</text:p>
          </table:table-cell>
          <table:table-cell table:formula="of:=[.F74]" office:value-type="float" office:value="0.5" calcext:value-type="float">
            <text:p>0.5</text:p>
          </table:table-cell>
          <table:table-cell table:number-columns-repeated="2"/>
          <table:table-cell table:formula="of:=[.G77]-([.T77]*[.S77])" office:value-type="float" office:value="-0.049335948509149" calcext:value-type="float">
            <text:p>-0.049335948509149</text:p>
          </table:table-cell>
          <table:table-cell/>
        </table:table-row>
        <table:table-row table:style-name="ro1">
          <table:table-cell/>
          <table:table-cell table:formula="of:=[.B69]" office:value-type="float" office:value="0" calcext:value-type="float">
            <text:p>0</text:p>
          </table:table-cell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1" calcext:value-type="float">
            <text:p>1</text:p>
          </table:table-cell>
          <table:table-cell table:formula="of:=[.E77]" office:value-type="float" office:value="0.483124339137949" calcext:value-type="float">
            <text:p>0.483124339137949</text:p>
          </table:table-cell>
          <table:table-cell table:formula="of:=[.F77]" office:value-type="float" office:value="0.559685694138539" calcext:value-type="float">
            <text:p>0.559685694138539</text:p>
          </table:table-cell>
          <table:table-cell table:formula="of:=[.G77]" office:value-type="float" office:value="0.013585694489976" calcext:value-type="float">
            <text:p>0.013585694489976</text:p>
          </table:table-cell>
          <table:table-cell table:formula="of:=[.H77]" office:value-type="float" office:value="1" calcext:value-type="float">
            <text:p>1</text:p>
          </table:table-cell>
          <table:table-cell table:formula="of:=([.E78]*[.B78])+([.F78]*[.C78])+([.G78]*[.H78])" office:value-type="float" office:value="0.573271388628515" calcext:value-type="float">
            <text:p>0.573271388628515</text:p>
          </table:table-cell>
          <table:table-cell table:formula="of:=1/(1+EXP(-1*[.I78]))" office:value-type="float" office:value="0.6395176878196" calcext:value-type="float">
            <text:p>0.6395176878196</text:p>
          </table:table-cell>
          <table:table-cell table:formula="of:=0.5*([.D78]-[.J78])*([.D78]-[.J78])" office:value-type="float" office:value="0.0649737486974635" calcext:value-type="float">
            <text:p>0.064973748697464</text:p>
          </table:table-cell>
          <table:table-cell table:formula="of:=[.J78]-[.D78]" office:value-type="float" office:value="-0.3604823121804" calcext:value-type="float">
            <text:p>-0.3604823121804</text:p>
          </table:table-cell>
          <table:table-cell table:formula="of:=[.J78]*(1-[.J78])" office:value-type="float" office:value="0.230534814785473" calcext:value-type="float">
            <text:p>0.230534814785473</text:p>
          </table:table-cell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1" calcext:value-type="float">
            <text:p>1</text:p>
          </table:table-cell>
          <table:table-cell table:formula="of:=[.H78]" office:value-type="float" office:value="1" calcext:value-type="float">
            <text:p>1</text:p>
          </table:table-cell>
          <table:table-cell table:formula="of:=[.L78]*[.M78]*[.N78]" office:value-type="float" office:value="-0" calcext:value-type="float">
            <text:p>0</text:p>
          </table:table-cell>
          <table:table-cell table:formula="of:=[.L78]*[.M78]*[.O78]" office:value-type="float" office:value="-0.0831037230719473" calcext:value-type="float">
            <text:p>-0.083103723071947</text:p>
          </table:table-cell>
          <table:table-cell table:formula="of:=[.S77]" office:value-type="float" office:value="0.12584328599825" calcext:value-type="float">
            <text:p>0.12584328599825</text:p>
          </table:table-cell>
          <table:table-cell table:formula="of:=[.T77]" office:value-type="float" office:value="0.5" calcext:value-type="float">
            <text:p>0.5</text:p>
          </table:table-cell>
          <table:table-cell/>
          <table:table-cell table:formula="of:=[.F78]-([.T78]*[.R78])" office:value-type="float" office:value="0.601237555674513" calcext:value-type="float">
            <text:p>0.601237555674513</text:p>
          </table:table-cell>
          <table:table-cell table:number-columns-repeated="2"/>
        </table:table-row>
        <table:table-row table:style-name="ro1">
          <table:table-cell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1" calcext:value-type="float">
            <text:p>1</text:p>
          </table:table-cell>
          <table:table-cell table:formula="of:=[.E78]" office:value-type="float" office:value="0.483124339137949" calcext:value-type="float">
            <text:p>0.483124339137949</text:p>
          </table:table-cell>
          <table:table-cell table:formula="of:=[.F78]" office:value-type="float" office:value="0.559685694138539" calcext:value-type="float">
            <text:p>0.559685694138539</text:p>
          </table:table-cell>
          <table:table-cell table:formula="of:=[.G78]" office:value-type="float" office:value="0.013585694489976" calcext:value-type="float">
            <text:p>0.013585694489976</text:p>
          </table:table-cell>
          <table:table-cell table:formula="of:=[.H78]" office:value-type="float" office:value="1" calcext:value-type="float">
            <text:p>1</text:p>
          </table:table-cell>
          <table:table-cell table:formula="of:=([.E79]*[.B79])+([.F79]*[.C79])+([.G79]*[.H79])" office:value-type="float" office:value="0.496710033627925" calcext:value-type="float">
            <text:p>0.496710033627925</text:p>
          </table:table-cell>
          <table:table-cell table:formula="of:=1/(1+EXP(-1*[.I79]))" office:value-type="float" office:value="0.621685865969906" calcext:value-type="float">
            <text:p>0.621685865969906</text:p>
          </table:table-cell>
          <table:table-cell table:formula="of:=0.5*([.D79]-[.J79])*([.D79]-[.J79])" office:value-type="float" office:value="0.0715607920034699" calcext:value-type="float">
            <text:p>0.07156079200347</text:p>
          </table:table-cell>
          <table:table-cell table:formula="of:=[.J79]-[.D79]" office:value-type="float" office:value="-0.378314134030094" calcext:value-type="float">
            <text:p>-0.378314134030094</text:p>
          </table:table-cell>
          <table:table-cell table:formula="of:=[.J79]*(1-[.J79])" office:value-type="float" office:value="0.235192550023154" calcext:value-type="float">
            <text:p>0.235192550023154</text:p>
          </table:table-cell>
          <table:table-cell table:formula="of:=[.B79]" office:value-type="float" office:value="1" calcext:value-type="float">
            <text:p>1</text:p>
          </table:table-cell>
          <table:table-cell table:formula="of:=[.C79]" office:value-type="float" office:value="0" calcext:value-type="float">
            <text:p>0</text:p>
          </table:table-cell>
          <table:table-cell table:formula="of:=[.H79]" office:value-type="float" office:value="1" calcext:value-type="float">
            <text:p>1</text:p>
          </table:table-cell>
          <table:table-cell table:formula="of:=[.L79]*[.M79]*[.N79]" office:value-type="float" office:value="-0.0889766658923391" calcext:value-type="float">
            <text:p>-0.088976665892339</text:p>
          </table:table-cell>
          <table:table-cell table:formula="of:=[.L79]*[.M79]*[.O79]" office:value-type="float" office:value="-0" calcext:value-type="float">
            <text:p>0</text:p>
          </table:table-cell>
          <table:table-cell table:formula="of:=[.S78]" office:value-type="float" office:value="0.12584328599825" calcext:value-type="float">
            <text:p>0.12584328599825</text:p>
          </table:table-cell>
          <table:table-cell table:formula="of:=[.T78]" office:value-type="float" office:value="0.5" calcext:value-type="float">
            <text:p>0.5</text:p>
          </table:table-cell>
          <table:table-cell table:formula="of:=[.E79]-([.T79]*[.Q79])" office:value-type="float" office:value="0.527612672084119" calcext:value-type="float">
            <text:p>0.527612672084119</text:p>
          </table:table-cell>
          <table:table-cell table:number-columns-repeated="3"/>
        </table:table-row>
        <table:table-row table:style-name="ro1">
          <table:table-cell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1" calcext:value-type="float">
            <text:p>1</text:p>
          </table:table-cell>
          <table:table-cell table:formula="of:=[.E79]" office:value-type="float" office:value="0.483124339137949" calcext:value-type="float">
            <text:p>0.483124339137949</text:p>
          </table:table-cell>
          <table:table-cell table:formula="of:=[.F79]" office:value-type="float" office:value="0.559685694138539" calcext:value-type="float">
            <text:p>0.559685694138539</text:p>
          </table:table-cell>
          <table:table-cell table:formula="of:=[.G79]" office:value-type="float" office:value="0.013585694489976" calcext:value-type="float">
            <text:p>0.013585694489976</text:p>
          </table:table-cell>
          <table:table-cell table:formula="of:=[.H79]" office:value-type="float" office:value="1" calcext:value-type="float">
            <text:p>1</text:p>
          </table:table-cell>
          <table:table-cell table:formula="of:=([.E80]*[.B80])+([.F80]*[.C80])+([.G80]*[.H80])" office:value-type="float" office:value="1.05639572776646" calcext:value-type="float">
            <text:p>1.05639572776646</text:p>
          </table:table-cell>
          <table:table-cell table:formula="of:=1/(1+EXP(-1*[.I80]))" office:value-type="float" office:value="0.742001161923058" calcext:value-type="float">
            <text:p>0.742001161923058</text:p>
          </table:table-cell>
          <table:table-cell table:formula="of:=0.5*([.D80]-[.J80])*([.D80]-[.J80])" office:value-type="float" office:value="0.033281700224526" calcext:value-type="float">
            <text:p>0.033281700224526</text:p>
          </table:table-cell>
          <table:table-cell table:formula="of:=[.J80]-[.D80]" office:value-type="float" office:value="-0.257998838076942" calcext:value-type="float">
            <text:p>-0.257998838076942</text:p>
          </table:table-cell>
          <table:table-cell table:formula="of:=[.J80]*(1-[.J80])" office:value-type="float" office:value="0.19143543762789" calcext:value-type="float">
            <text:p>0.19143543762789</text:p>
          </table:table-cell>
          <table:table-cell table:formula="of:=[.B80]" office:value-type="float" office:value="1" calcext:value-type="float">
            <text:p>1</text:p>
          </table:table-cell>
          <table:table-cell table:formula="of:=[.C80]" office:value-type="float" office:value="1" calcext:value-type="float">
            <text:p>1</text:p>
          </table:table-cell>
          <table:table-cell table:formula="of:=[.H80]" office:value-type="float" office:value="1" calcext:value-type="float">
            <text:p>1</text:p>
          </table:table-cell>
          <table:table-cell table:formula="of:=[.L80]*[.M80]*[.N80]" office:value-type="float" office:value="-0.0493901204747464" calcext:value-type="float">
            <text:p>-0.049390120474746</text:p>
          </table:table-cell>
          <table:table-cell table:formula="of:=[.L80]*[.M80]*[.O80]" office:value-type="float" office:value="-0.0493901204747464" calcext:value-type="float">
            <text:p>-0.049390120474746</text:p>
          </table:table-cell>
          <table:table-cell table:formula="of:=[.S79]" office:value-type="float" office:value="0.12584328599825" calcext:value-type="float">
            <text:p>0.12584328599825</text:p>
          </table:table-cell>
          <table:table-cell table:formula="of:=[.T79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9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79]" office:value-type="float" office:value="0.527612672084119" calcext:value-type="float">
            <text:p>0.527612672084119</text:p>
          </table:table-cell>
          <table:table-cell table:formula="of:=[.V78]" office:value-type="float" office:value="0.601237555674513" calcext:value-type="float">
            <text:p>0.601237555674513</text:p>
          </table:table-cell>
          <table:table-cell table:formula="of:=[.W77]" office:value-type="float" office:value="-0.049335948509149" calcext:value-type="float">
            <text:p>-0.049335948509149</text:p>
          </table:table-cell>
          <table:table-cell office:value-type="float" office:value="1" calcext:value-type="float">
            <text:p>1</text:p>
          </table:table-cell>
          <table:table-cell table:formula="of:=[.F74]" office:value-type="float" office:value="0.5" calcext:value-type="float">
            <text:p>0.5</text:p>
          </table:table-cell>
          <table:table-cell table:number-columns-repeated="4"/>
          <table:table-cell table:formula="of:=SUM([.K86:.K89])" office:value-type="float" office:value="0.291047362006044" calcext:value-type="float">
            <text:p>0.291047362006044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77]" office:value-type="float" office:value="0" calcext:value-type="float">
            <text:p>0</text:p>
          </table:table-cell>
          <table:table-cell table:formula="of:=[.C77]" office:value-type="float" office:value="0" calcext:value-type="float">
            <text:p>0</text:p>
          </table:table-cell>
          <table:table-cell table:formula="of:=[.D77]" office:value-type="float" office:value="0" calcext:value-type="float">
            <text:p>0</text:p>
          </table:table-cell>
          <table:table-cell table:formula="of:=[.U79]" office:value-type="float" office:value="0.527612672084119" calcext:value-type="float">
            <text:p>0.527612672084119</text:p>
          </table:table-cell>
          <table:table-cell table:formula="of:=[.C83]" office:value-type="float" office:value="0.601237555674513" calcext:value-type="float">
            <text:p>0.601237555674513</text:p>
          </table:table-cell>
          <table:table-cell table:formula="of:=[.D83]" office:value-type="float" office:value="-0.049335948509149" calcext:value-type="float">
            <text:p>-0.049335948509149</text:p>
          </table:table-cell>
          <table:table-cell table:formula="of:=[.E83]" office:value-type="float" office:value="1" calcext:value-type="float">
            <text:p>1</text:p>
          </table:table-cell>
          <table:table-cell table:formula="of:=([.E86]*[.B86])+([.F86]*[.C86])+([.G86]*[.H86])" office:value-type="float" office:value="-0.049335948509149" calcext:value-type="float">
            <text:p>-0.049335948509149</text:p>
          </table:table-cell>
          <table:table-cell table:formula="of:=1/(1+EXP(-1*[.I86]))" office:value-type="float" office:value="0.487668514044455" calcext:value-type="float">
            <text:p>0.487668514044455</text:p>
          </table:table-cell>
          <table:table-cell table:formula="of:=0.5*([.D86]-[.J86])*([.D86]-[.J86])" office:value-type="float" office:value="0.118910289795163" calcext:value-type="float">
            <text:p>0.118910289795163</text:p>
          </table:table-cell>
          <table:table-cell table:formula="of:=[.J86]-[.D86]" office:value-type="float" office:value="0.487668514044455" calcext:value-type="float">
            <text:p>0.487668514044455</text:p>
          </table:table-cell>
          <table:table-cell table:formula="of:=[.J86]*(1-[.J86])" office:value-type="float" office:value="0.249847934454128" calcext:value-type="float">
            <text:p>0.249847934454128</text:p>
          </table:table-cell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0" calcext:value-type="float">
            <text:p>0</text:p>
          </table:table-cell>
          <table:table-cell table:formula="of:=[.H86]" office:value-type="float" office:value="1" calcext:value-type="float">
            <text:p>1</text:p>
          </table:table-cell>
          <table:table-cell table:formula="of:=[.L86]*[.M86]*[.N86]" office:value-type="float" office:value="0" calcext:value-type="float">
            <text:p>0</text:p>
          </table:table-cell>
          <table:table-cell table:formula="of:=[.L86]*[.M86]*[.O86]" office:value-type="float" office:value="0" calcext:value-type="float">
            <text:p>0</text:p>
          </table:table-cell>
          <table:table-cell table:formula="of:=[.L86]*[.M86]*[.P86]" office:value-type="float" office:value="0.121842970932321" calcext:value-type="float">
            <text:p>0.121842970932321</text:p>
          </table:table-cell>
          <table:table-cell table:formula="of:=[.F83]" office:value-type="float" office:value="0.5" calcext:value-type="float">
            <text:p>0.5</text:p>
          </table:table-cell>
          <table:table-cell table:number-columns-repeated="2"/>
          <table:table-cell table:formula="of:=[.G86]-([.T86]*[.S86])" office:value-type="float" office:value="-0.11025743397531" calcext:value-type="float">
            <text:p>-0.11025743397531</text:p>
          </table:table-cell>
          <table:table-cell/>
        </table:table-row>
        <table:table-row table:style-name="ro1">
          <table:table-cell/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1" calcext:value-type="float">
            <text:p>1</text:p>
          </table:table-cell>
          <table:table-cell table:formula="of:=[.D78]" office:value-type="float" office:value="1" calcext:value-type="float">
            <text:p>1</text:p>
          </table:table-cell>
          <table:table-cell table:formula="of:=[.E86]" office:value-type="float" office:value="0.527612672084119" calcext:value-type="float">
            <text:p>0.527612672084119</text:p>
          </table:table-cell>
          <table:table-cell table:formula="of:=[.F86]" office:value-type="float" office:value="0.601237555674513" calcext:value-type="float">
            <text:p>0.601237555674513</text:p>
          </table:table-cell>
          <table:table-cell table:formula="of:=[.G86]" office:value-type="float" office:value="-0.049335948509149" calcext:value-type="float">
            <text:p>-0.049335948509149</text:p>
          </table:table-cell>
          <table:table-cell table:formula="of:=[.H86]" office:value-type="float" office:value="1" calcext:value-type="float">
            <text:p>1</text:p>
          </table:table-cell>
          <table:table-cell table:formula="of:=([.E87]*[.B87])+([.F87]*[.C87])+([.G87]*[.H87])" office:value-type="float" office:value="0.551901607165364" calcext:value-type="float">
            <text:p>0.551901607165364</text:p>
          </table:table-cell>
          <table:table-cell table:formula="of:=1/(1+EXP(-1*[.I87]))" office:value-type="float" office:value="0.63457666576831" calcext:value-type="float">
            <text:p>0.63457666576831</text:p>
          </table:table-cell>
          <table:table-cell table:formula="of:=0.5*([.D87]-[.J87])*([.D87]-[.J87])" office:value-type="float" office:value="0.0667671066005027" calcext:value-type="float">
            <text:p>0.066767106600503</text:p>
          </table:table-cell>
          <table:table-cell table:formula="of:=[.J87]-[.D87]" office:value-type="float" office:value="-0.36542333423169" calcext:value-type="float">
            <text:p>-0.36542333423169</text:p>
          </table:table-cell>
          <table:table-cell table:formula="of:=[.J87]*(1-[.J87])" office:value-type="float" office:value="0.231889121030685" calcext:value-type="float">
            <text:p>0.231889121030685</text:p>
          </table:table-cell>
          <table:table-cell table:formula="of:=[.B87]" office:value-type="float" office:value="0" calcext:value-type="float">
            <text:p>0</text:p>
          </table:table-cell>
          <table:table-cell table:formula="of:=[.C87]" office:value-type="float" office:value="1" calcext:value-type="float">
            <text:p>1</text:p>
          </table:table-cell>
          <table:table-cell table:formula="of:=[.H87]" office:value-type="float" office:value="1" calcext:value-type="float">
            <text:p>1</text:p>
          </table:table-cell>
          <table:table-cell table:formula="of:=[.L87]*[.M87]*[.N87]" office:value-type="float" office:value="-0" calcext:value-type="float">
            <text:p>0</text:p>
          </table:table-cell>
          <table:table-cell table:formula="of:=[.L87]*[.M87]*[.O87]" office:value-type="float" office:value="-0.0847376957790886" calcext:value-type="float">
            <text:p>-0.084737695779089</text:p>
          </table:table-cell>
          <table:table-cell table:formula="of:=[.S86]" office:value-type="float" office:value="0.121842970932321" calcext:value-type="float">
            <text:p>0.121842970932321</text:p>
          </table:table-cell>
          <table:table-cell table:formula="of:=[.T86]" office:value-type="float" office:value="0.5" calcext:value-type="float">
            <text:p>0.5</text:p>
          </table:table-cell>
          <table:table-cell/>
          <table:table-cell table:formula="of:=[.F87]-([.T87]*[.R87])" office:value-type="float" office:value="0.643606403564057" calcext:value-type="float">
            <text:p>0.643606403564057</text:p>
          </table:table-cell>
          <table:table-cell table:number-columns-repeated="2"/>
        </table:table-row>
        <table:table-row table:style-name="ro1">
          <table:table-cell/>
          <table:table-cell table:formula="of:=[.B79]" office:value-type="float" office:value="1" calcext:value-type="float">
            <text:p>1</text:p>
          </table:table-cell>
          <table:table-cell table:formula="of:=[.C79]" office:value-type="float" office:value="0" calcext:value-type="float">
            <text:p>0</text:p>
          </table:table-cell>
          <table:table-cell table:formula="of:=[.D79]" office:value-type="float" office:value="1" calcext:value-type="float">
            <text:p>1</text:p>
          </table:table-cell>
          <table:table-cell table:formula="of:=[.E87]" office:value-type="float" office:value="0.527612672084119" calcext:value-type="float">
            <text:p>0.527612672084119</text:p>
          </table:table-cell>
          <table:table-cell table:formula="of:=[.F87]" office:value-type="float" office:value="0.601237555674513" calcext:value-type="float">
            <text:p>0.601237555674513</text:p>
          </table:table-cell>
          <table:table-cell table:formula="of:=[.G87]" office:value-type="float" office:value="-0.049335948509149" calcext:value-type="float">
            <text:p>-0.049335948509149</text:p>
          </table:table-cell>
          <table:table-cell table:formula="of:=[.H87]" office:value-type="float" office:value="1" calcext:value-type="float">
            <text:p>1</text:p>
          </table:table-cell>
          <table:table-cell table:formula="of:=([.E88]*[.B88])+([.F88]*[.C88])+([.G88]*[.H88])" office:value-type="float" office:value="0.47827672357497" calcext:value-type="float">
            <text:p>0.47827672357497</text:p>
          </table:table-cell>
          <table:table-cell table:formula="of:=1/(1+EXP(-1*[.I88]))" office:value-type="float" office:value="0.617340865649485" calcext:value-type="float">
            <text:p>0.617340865649485</text:p>
          </table:table-cell>
          <table:table-cell table:formula="of:=0.5*([.D88]-[.J88])*([.D88]-[.J88])" office:value-type="float" office:value="0.0732140065509427" calcext:value-type="float">
            <text:p>0.073214006550943</text:p>
          </table:table-cell>
          <table:table-cell table:formula="of:=[.J88]-[.D88]" office:value-type="float" office:value="-0.382659134350515" calcext:value-type="float">
            <text:p>-0.382659134350515</text:p>
          </table:table-cell>
          <table:table-cell table:formula="of:=[.J88]*(1-[.J88])" office:value-type="float" office:value="0.23623112124863" calcext:value-type="float">
            <text:p>0.23623112124863</text:p>
          </table:table-cell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0" calcext:value-type="float">
            <text:p>0</text:p>
          </table:table-cell>
          <table:table-cell table:formula="of:=[.H88]" office:value-type="float" office:value="1" calcext:value-type="float">
            <text:p>1</text:p>
          </table:table-cell>
          <table:table-cell table:formula="of:=[.L88]*[.M88]*[.N88]" office:value-type="float" office:value="-0.0903959963636521" calcext:value-type="float">
            <text:p>-0.090395996363652</text:p>
          </table:table-cell>
          <table:table-cell table:formula="of:=[.L88]*[.M88]*[.O88]" office:value-type="float" office:value="-0" calcext:value-type="float">
            <text:p>0</text:p>
          </table:table-cell>
          <table:table-cell table:formula="of:=[.S87]" office:value-type="float" office:value="0.121842970932321" calcext:value-type="float">
            <text:p>0.121842970932321</text:p>
          </table:table-cell>
          <table:table-cell table:formula="of:=[.T87]" office:value-type="float" office:value="0.5" calcext:value-type="float">
            <text:p>0.5</text:p>
          </table:table-cell>
          <table:table-cell table:formula="of:=[.E88]-([.T88]*[.Q88])" office:value-type="float" office:value="0.572810670265945" calcext:value-type="float">
            <text:p>0.572810670265945</text:p>
          </table:table-cell>
          <table:table-cell table:number-columns-repeated="3"/>
        </table:table-row>
        <table:table-row table:style-name="ro1">
          <table:table-cell/>
          <table:table-cell table:formula="of:=[.B80]" office:value-type="float" office:value="1" calcext:value-type="float">
            <text:p>1</text:p>
          </table:table-cell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1" calcext:value-type="float">
            <text:p>1</text:p>
          </table:table-cell>
          <table:table-cell table:formula="of:=[.E88]" office:value-type="float" office:value="0.527612672084119" calcext:value-type="float">
            <text:p>0.527612672084119</text:p>
          </table:table-cell>
          <table:table-cell table:formula="of:=[.F88]" office:value-type="float" office:value="0.601237555674513" calcext:value-type="float">
            <text:p>0.601237555674513</text:p>
          </table:table-cell>
          <table:table-cell table:formula="of:=[.G88]" office:value-type="float" office:value="-0.049335948509149" calcext:value-type="float">
            <text:p>-0.049335948509149</text:p>
          </table:table-cell>
          <table:table-cell table:formula="of:=[.H88]" office:value-type="float" office:value="1" calcext:value-type="float">
            <text:p>1</text:p>
          </table:table-cell>
          <table:table-cell table:formula="of:=([.E89]*[.B89])+([.F89]*[.C89])+([.G89]*[.H89])" office:value-type="float" office:value="1.07951427924948" calcext:value-type="float">
            <text:p>1.07951427924948</text:p>
          </table:table-cell>
          <table:table-cell table:formula="of:=1/(1+EXP(-1*[.I89]))" office:value-type="float" office:value="0.746402054190356" calcext:value-type="float">
            <text:p>0.746402054190356</text:p>
          </table:table-cell>
          <table:table-cell table:formula="of:=0.5*([.D89]-[.J89])*([.D89]-[.J89])" office:value-type="float" office:value="0.0321559590594357" calcext:value-type="float">
            <text:p>0.032155959059436</text:p>
          </table:table-cell>
          <table:table-cell table:formula="of:=[.J89]-[.D89]" office:value-type="float" office:value="-0.253597945809644" calcext:value-type="float">
            <text:p>-0.253597945809644</text:p>
          </table:table-cell>
          <table:table-cell table:formula="of:=[.J89]*(1-[.J89])" office:value-type="float" office:value="0.189286027690773" calcext:value-type="float">
            <text:p>0.189286027690773</text:p>
          </table:table-cell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1" calcext:value-type="float">
            <text:p>1</text:p>
          </table:table-cell>
          <table:table-cell table:formula="of:=[.H89]" office:value-type="float" office:value="1" calcext:value-type="float">
            <text:p>1</text:p>
          </table:table-cell>
          <table:table-cell table:formula="of:=[.L89]*[.M89]*[.N89]" office:value-type="float" office:value="-0.0480025477928475" calcext:value-type="float">
            <text:p>-0.048002547792848</text:p>
          </table:table-cell>
          <table:table-cell table:formula="of:=[.L89]*[.M89]*[.O89]" office:value-type="float" office:value="-0.0480025477928475" calcext:value-type="float">
            <text:p>-0.048002547792848</text:p>
          </table:table-cell>
          <table:table-cell table:formula="of:=[.S88]" office:value-type="float" office:value="0.121842970932321" calcext:value-type="float">
            <text:p>0.121842970932321</text:p>
          </table:table-cell>
          <table:table-cell table:formula="of:=[.T88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teration 1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Learning rate</text:p>
          </table:table-cell>
          <table:table-cell table:number-columns-repeated="4"/>
          <table:table-cell office:value-type="string" calcext:value-type="string">
            <text:p>MSE calculated</text:p>
          </table:table-cell>
          <table:table-cell table:number-columns-repeated="13"/>
        </table:table-row>
        <table:table-row table:style-name="ro1">
          <table:table-cell/>
          <table:table-cell table:formula="of:=[.U88]" office:value-type="float" office:value="0.572810670265945" calcext:value-type="float">
            <text:p>0.572810670265945</text:p>
          </table:table-cell>
          <table:table-cell table:formula="of:=[.V87]" office:value-type="float" office:value="0.643606403564057" calcext:value-type="float">
            <text:p>0.643606403564057</text:p>
          </table:table-cell>
          <table:table-cell table:formula="of:=[.W86]" office:value-type="float" office:value="-0.11025743397531" calcext:value-type="float">
            <text:p>-0.11025743397531</text:p>
          </table:table-cell>
          <table:table-cell office:value-type="float" office:value="1" calcext:value-type="float">
            <text:p>1</text:p>
          </table:table-cell>
          <table:table-cell table:formula="of:=[.F83]" office:value-type="float" office:value="0.5" calcext:value-type="float">
            <text:p>0.5</text:p>
          </table:table-cell>
          <table:table-cell table:number-columns-repeated="4"/>
          <table:table-cell table:formula="of:=SUM([.K95:.K98])" office:value-type="float" office:value="0.285506050243172" calcext:value-type="float">
            <text:p>0.28550605024317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rget O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Input Agg</text:p>
          </table:table-cell>
          <table:table-cell office:value-type="string" calcext:value-type="string">
            <text:p>Predicted O</text:p>
          </table:table-cell>
          <table:table-cell office:value-type="string" calcext:value-type="string">
            <text:p>MSE term</text:p>
          </table:table-cell>
          <table:table-cell office:value-type="string" calcext:value-type="string">
            <text:p>∂(error)/∂(O)</text:p>
          </table:table-cell>
          <table:table-cell office:value-type="string" calcext:value-type="string">
            <text:p>∂(O)/∂(in)</text:p>
          </table:table-cell>
          <table:table-cell office:value-type="string" calcext:value-type="string">
            <text:p>∂(in)/∂(w1)</text:p>
          </table:table-cell>
          <table:table-cell table:number-columns-repeated="2" office:value-type="string" calcext:value-type="string">
            <text:p>∂(in)/∂(w2)</text:p>
          </table:table-cell>
          <table:table-cell office:value-type="string" calcext:value-type="string">
            <text:p>∂(error)/∂(w1)</text:p>
          </table:table-cell>
          <table:table-cell office:value-type="string" calcext:value-type="string">
            <text:p>∂(error)/∂(w2)</text:p>
          </table:table-cell>
          <table:table-cell office:value-type="string" calcext:value-type="string">
            <text:p>∂(error)/∂(w3)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w3</text:p>
          </table:table-cell>
          <table:table-cell/>
        </table:table-row>
        <table:table-row table:style-name="ro1">
          <table:table-cell/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0" calcext:value-type="float">
            <text:p>0</text:p>
          </table:table-cell>
          <table:table-cell table:formula="of:=[.U88]" office:value-type="float" office:value="0.572810670265945" calcext:value-type="float">
            <text:p>0.572810670265945</text:p>
          </table:table-cell>
          <table:table-cell table:formula="of:=[.C92]" office:value-type="float" office:value="0.643606403564057" calcext:value-type="float">
            <text:p>0.643606403564057</text:p>
          </table:table-cell>
          <table:table-cell table:formula="of:=[.D92]" office:value-type="float" office:value="-0.11025743397531" calcext:value-type="float">
            <text:p>-0.11025743397531</text:p>
          </table:table-cell>
          <table:table-cell table:formula="of:=[.E92]" office:value-type="float" office:value="1" calcext:value-type="float">
            <text:p>1</text:p>
          </table:table-cell>
          <table:table-cell table:formula="of:=([.E95]*[.B95])+([.F95]*[.C95])+([.G95]*[.H95])" office:value-type="float" office:value="-0.11025743397531" calcext:value-type="float">
            <text:p>-0.11025743397531</text:p>
          </table:table-cell>
          <table:table-cell table:formula="of:=1/(1+EXP(-1*[.I95]))" office:value-type="float" office:value="0.472463531908221" calcext:value-type="float">
            <text:p>0.472463531908221</text:p>
          </table:table-cell>
          <table:table-cell table:formula="of:=0.5*([.D95]-[.J95])*([.D95]-[.J95])" office:value-type="float" office:value="0.111610894491595" calcext:value-type="float">
            <text:p>0.111610894491595</text:p>
          </table:table-cell>
          <table:table-cell table:formula="of:=[.J95]-[.D95]" office:value-type="float" office:value="0.472463531908221" calcext:value-type="float">
            <text:p>0.472463531908221</text:p>
          </table:table-cell>
          <table:table-cell table:formula="of:=[.J95]*(1-[.J95])" office:value-type="float" office:value="0.24924174292503" calcext:value-type="float">
            <text:p>0.24924174292503</text:p>
          </table:table-cell>
          <table:table-cell table:formula="of:=[.B95]" office:value-type="float" office:value="0" calcext:value-type="float">
            <text:p>0</text:p>
          </table:table-cell>
          <table:table-cell table:formula="of:=[.C95]" office:value-type="float" office:value="0" calcext:value-type="float">
            <text:p>0</text:p>
          </table:table-cell>
          <table:table-cell table:formula="of:=[.H95]" office:value-type="float" office:value="1" calcext:value-type="float">
            <text:p>1</text:p>
          </table:table-cell>
          <table:table-cell table:formula="of:=[.L95]*[.M95]*[.N95]" office:value-type="float" office:value="0" calcext:value-type="float">
            <text:p>0</text:p>
          </table:table-cell>
          <table:table-cell table:formula="of:=[.L95]*[.M95]*[.O95]" office:value-type="float" office:value="0" calcext:value-type="float">
            <text:p>0</text:p>
          </table:table-cell>
          <table:table-cell table:formula="of:=[.L95]*[.M95]*[.P95]" office:value-type="float" office:value="0.117757634161321" calcext:value-type="float">
            <text:p>0.117757634161321</text:p>
          </table:table-cell>
          <table:table-cell table:formula="of:=[.F92]" office:value-type="float" office:value="0.5" calcext:value-type="float">
            <text:p>0.5</text:p>
          </table:table-cell>
          <table:table-cell table:number-columns-repeated="2"/>
          <table:table-cell table:formula="of:=[.G95]-([.T95]*[.S95])" office:value-type="float" office:value="-0.16913625105597" calcext:value-type="float">
            <text:p>-0.16913625105597</text:p>
          </table:table-cell>
          <table:table-cell/>
        </table:table-row>
        <table:table-row table:style-name="ro1">
          <table:table-cell/>
          <table:table-cell table:formula="of:=[.B87]" office:value-type="float" office:value="0" calcext:value-type="float">
            <text:p>0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95]" office:value-type="float" office:value="0.572810670265945" calcext:value-type="float">
            <text:p>0.572810670265945</text:p>
          </table:table-cell>
          <table:table-cell table:formula="of:=[.F95]" office:value-type="float" office:value="0.643606403564057" calcext:value-type="float">
            <text:p>0.643606403564057</text:p>
          </table:table-cell>
          <table:table-cell table:formula="of:=[.G95]" office:value-type="float" office:value="-0.11025743397531" calcext:value-type="float">
            <text:p>-0.11025743397531</text:p>
          </table:table-cell>
          <table:table-cell table:formula="of:=[.H95]" office:value-type="float" office:value="1" calcext:value-type="float">
            <text:p>1</text:p>
          </table:table-cell>
          <table:table-cell table:formula="of:=([.E96]*[.B96])+([.F96]*[.C96])+([.G96]*[.H96])" office:value-type="float" office:value="0.533348969588748" calcext:value-type="float">
            <text:p>0.533348969588748</text:p>
          </table:table-cell>
          <table:table-cell table:formula="of:=1/(1+EXP(-1*[.I96]))" office:value-type="float" office:value="0.630263866662491" calcext:value-type="float">
            <text:p>0.630263866662491</text:p>
          </table:table-cell>
          <table:table-cell table:formula="of:=0.5*([.D96]-[.J96])*([.D96]-[.J96])" office:value-type="float" office:value="0.0683524041476862" calcext:value-type="float">
            <text:p>0.068352404147686</text:p>
          </table:table-cell>
          <table:table-cell table:formula="of:=[.J96]-[.D96]" office:value-type="float" office:value="-0.369736133337509" calcext:value-type="float">
            <text:p>-0.369736133337509</text:p>
          </table:table-cell>
          <table:table-cell table:formula="of:=[.J96]*(1-[.J96])" office:value-type="float" office:value="0.233031325042137" calcext:value-type="float">
            <text:p>0.233031325042137</text:p>
          </table:table-cell>
          <table:table-cell table:formula="of:=[.B96]" office:value-type="float" office:value="0" calcext:value-type="float">
            <text:p>0</text:p>
          </table:table-cell>
          <table:table-cell table:formula="of:=[.C96]" office:value-type="float" office:value="1" calcext:value-type="float">
            <text:p>1</text:p>
          </table:table-cell>
          <table:table-cell table:formula="of:=[.H96]" office:value-type="float" office:value="1" calcext:value-type="float">
            <text:p>1</text:p>
          </table:table-cell>
          <table:table-cell table:formula="of:=[.L96]*[.M96]*[.N96]" office:value-type="float" office:value="-0" calcext:value-type="float">
            <text:p>0</text:p>
          </table:table-cell>
          <table:table-cell table:formula="of:=[.L96]*[.M96]*[.O96]" office:value-type="float" office:value="-0.086160101067596" calcext:value-type="float">
            <text:p>-0.086160101067596</text:p>
          </table:table-cell>
          <table:table-cell table:formula="of:=[.S95]" office:value-type="float" office:value="0.117757634161321" calcext:value-type="float">
            <text:p>0.117757634161321</text:p>
          </table:table-cell>
          <table:table-cell table:formula="of:=[.T95]" office:value-type="float" office:value="0.5" calcext:value-type="float">
            <text:p>0.5</text:p>
          </table:table-cell>
          <table:table-cell/>
          <table:table-cell table:formula="of:=[.F96]-([.T96]*[.R96])" office:value-type="float" office:value="0.686686454097855" calcext:value-type="float">
            <text:p>0.686686454097855</text:p>
          </table:table-cell>
          <table:table-cell table:number-columns-repeated="2"/>
        </table:table-row>
        <table:table-row table:style-name="ro1">
          <table:table-cell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1" calcext:value-type="float">
            <text:p>1</text:p>
          </table:table-cell>
          <table:table-cell table:formula="of:=[.E96]" office:value-type="float" office:value="0.572810670265945" calcext:value-type="float">
            <text:p>0.572810670265945</text:p>
          </table:table-cell>
          <table:table-cell table:formula="of:=[.F96]" office:value-type="float" office:value="0.643606403564057" calcext:value-type="float">
            <text:p>0.643606403564057</text:p>
          </table:table-cell>
          <table:table-cell table:formula="of:=[.G96]" office:value-type="float" office:value="-0.11025743397531" calcext:value-type="float">
            <text:p>-0.11025743397531</text:p>
          </table:table-cell>
          <table:table-cell table:formula="of:=[.H96]" office:value-type="float" office:value="1" calcext:value-type="float">
            <text:p>1</text:p>
          </table:table-cell>
          <table:table-cell table:formula="of:=([.E97]*[.B97])+([.F97]*[.C97])+([.G97]*[.H97])" office:value-type="float" office:value="0.462553236290635" calcext:value-type="float">
            <text:p>0.462553236290635</text:p>
          </table:table-cell>
          <table:table-cell table:formula="of:=1/(1+EXP(-1*[.I97]))" office:value-type="float" office:value="0.613619699703285" calcext:value-type="float">
            <text:p>0.613619699703285</text:p>
          </table:table-cell>
          <table:table-cell table:formula="of:=0.5*([.D97]-[.J97])*([.D97]-[.J97])" office:value-type="float" office:value="0.07464486822869" calcext:value-type="float">
            <text:p>0.07464486822869</text:p>
          </table:table-cell>
          <table:table-cell table:formula="of:=[.J97]-[.D97]" office:value-type="float" office:value="-0.386380300296715" calcext:value-type="float">
            <text:p>-0.386380300296715</text:p>
          </table:table-cell>
          <table:table-cell table:formula="of:=[.J97]*(1-[.J97])" office:value-type="float" office:value="0.237090563839335" calcext:value-type="float">
            <text:p>0.237090563839335</text:p>
          </table:table-cell>
          <table:table-cell table:formula="of:=[.B97]" office:value-type="float" office:value="1" calcext:value-type="float">
            <text:p>1</text:p>
          </table:table-cell>
          <table:table-cell table:formula="of:=[.C97]" office:value-type="float" office:value="0" calcext:value-type="float">
            <text:p>0</text:p>
          </table:table-cell>
          <table:table-cell table:formula="of:=[.H97]" office:value-type="float" office:value="1" calcext:value-type="float">
            <text:p>1</text:p>
          </table:table-cell>
          <table:table-cell table:formula="of:=[.L97]*[.M97]*[.N97]" office:value-type="float" office:value="-0.09160712325376" calcext:value-type="float">
            <text:p>-0.09160712325376</text:p>
          </table:table-cell>
          <table:table-cell table:formula="of:=[.L97]*[.M97]*[.O97]" office:value-type="float" office:value="-0" calcext:value-type="float">
            <text:p>0</text:p>
          </table:table-cell>
          <table:table-cell table:formula="of:=[.S96]" office:value-type="float" office:value="0.117757634161321" calcext:value-type="float">
            <text:p>0.117757634161321</text:p>
          </table:table-cell>
          <table:table-cell table:formula="of:=[.T96]" office:value-type="float" office:value="0.5" calcext:value-type="float">
            <text:p>0.5</text:p>
          </table:table-cell>
          <table:table-cell table:formula="of:=[.E97]-([.T97]*[.Q97])" office:value-type="float" office:value="0.618614231892825" calcext:value-type="float">
            <text:p>0.618614231892825</text:p>
          </table:table-cell>
          <table:table-cell table:number-columns-repeated="3"/>
        </table:table-row>
        <table:table-row table:style-name="ro1">
          <table:table-cell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97]" office:value-type="float" office:value="0.572810670265945" calcext:value-type="float">
            <text:p>0.572810670265945</text:p>
          </table:table-cell>
          <table:table-cell table:formula="of:=[.F97]" office:value-type="float" office:value="0.643606403564057" calcext:value-type="float">
            <text:p>0.643606403564057</text:p>
          </table:table-cell>
          <table:table-cell table:formula="of:=[.G97]" office:value-type="float" office:value="-0.11025743397531" calcext:value-type="float">
            <text:p>-0.11025743397531</text:p>
          </table:table-cell>
          <table:table-cell table:formula="of:=[.H97]" office:value-type="float" office:value="1" calcext:value-type="float">
            <text:p>1</text:p>
          </table:table-cell>
          <table:table-cell table:formula="of:=([.E98]*[.B98])+([.F98]*[.C98])+([.G98]*[.H98])" office:value-type="float" office:value="1.10615963985469" calcext:value-type="float">
            <text:p>1.10615963985469</text:p>
          </table:table-cell>
          <table:table-cell table:formula="of:=1/(1+EXP(-1*[.I98]))" office:value-type="float" office:value="0.751412456566299" calcext:value-type="float">
            <text:p>0.751412456566299</text:p>
          </table:table-cell>
          <table:table-cell table:formula="of:=0.5*([.D98]-[.J98])*([.D98]-[.J98])" office:value-type="float" office:value="0.030897883375201" calcext:value-type="float">
            <text:p>0.030897883375201</text:p>
          </table:table-cell>
          <table:table-cell table:formula="of:=[.J98]-[.D98]" office:value-type="float" office:value="-0.248587543433701" calcext:value-type="float">
            <text:p>-0.248587543433701</text:p>
          </table:table-cell>
          <table:table-cell table:formula="of:=[.J98]*(1-[.J98])" office:value-type="float" office:value="0.186791776683299" calcext:value-type="float">
            <text:p>0.186791776683299</text:p>
          </table:table-cell>
          <table:table-cell table:formula="of:=[.B98]" office:value-type="float" office:value="1" calcext:value-type="float">
            <text:p>1</text:p>
          </table:table-cell>
          <table:table-cell table:formula="of:=[.C98]" office:value-type="float" office:value="1" calcext:value-type="float">
            <text:p>1</text:p>
          </table:table-cell>
          <table:table-cell table:formula="of:=[.H98]" office:value-type="float" office:value="1" calcext:value-type="float">
            <text:p>1</text:p>
          </table:table-cell>
          <table:table-cell table:formula="of:=[.L98]*[.M98]*[.N98]" office:value-type="float" office:value="-0.0464341088993176" calcext:value-type="float">
            <text:p>-0.046434108899318</text:p>
          </table:table-cell>
          <table:table-cell table:formula="of:=[.L98]*[.M98]*[.O98]" office:value-type="float" office:value="-0.0464341088993176" calcext:value-type="float">
            <text:p>-0.046434108899318</text:p>
          </table:table-cell>
          <table:table-cell table:formula="of:=[.S97]" office:value-type="float" office:value="0.117757634161321" calcext:value-type="float">
            <text:p>0.117757634161321</text:p>
          </table:table-cell>
          <table:table-cell table:formula="of:=[.T97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8:34:20.607039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18T09:18:09.604553585</meta:creation-date>
    <meta:generator>LibreOffice/7.0.2.2$Linux_X86_64 LibreOffice_project/3a01483fc371ab18cfca4bab0d636937da5eaf70</meta:generator>
    <dc:date>2020-12-18T19:30:13.306077938</dc:date>
    <meta:editing-duration>PT55M52S</meta:editing-duration>
    <meta:editing-cycles>1</meta:editing-cycles>
    <meta:document-statistic meta:table-count="1" meta:cell-count="1156" meta:object-count="0"/>
  </office:meta>
</office:document-meta>
</file>